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223cm" fo:margin-left="-0.224cm" table:align="left"/>
    </style:style>
    <style:style style:name="Tableau1.A" style:family="table-column">
      <style:table-column-properties style:column-width="2.021cm"/>
    </style:style>
    <style:style style:name="Tableau1.B" style:family="table-column">
      <style:table-column-properties style:column-width="2.212cm"/>
    </style:style>
    <style:style style:name="Tableau1.C" style:family="table-column">
      <style:table-column-properties style:column-width="2.286cm"/>
    </style:style>
    <style:style style:name="Tableau1.D" style:family="table-column">
      <style:table-column-properties style:column-width="10.703cm"/>
    </style:style>
    <style:style style:name="Tableau1.A1" style:family="table-cell">
      <style:table-cell-properties fo:background-color="#999966"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66"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C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C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C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C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C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A13" style:family="table-cell">
      <style:table-cell-properties fo:padding="0.097cm" fo:border-left="0.05pt solid #000000" fo:border-right="none"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C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A14" style:family="table-cell">
      <style:table-cell-properties fo:padding="0.097cm" fo:border-left="0.05pt solid #000000" fo:border-right="none"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C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A15" style:family="table-cell">
      <style:table-cell-properties fo:padding="0.097cm" fo:border-left="0.05pt solid #000000" fo:border-right="none"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C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A16" style:family="table-cell">
      <style:table-cell-properties fo:padding="0.097cm" fo:border-left="0.05pt solid #000000" fo:border-right="none"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C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Tableau1.A17" style:family="table-cell">
      <style:table-cell-properties fo:padding="0.097cm" fo:border-left="0.05pt solid #000000" fo:border-right="none" fo:border-top="none" fo:border-bottom="0.05pt solid #000000"/>
    </style:style>
    <style:style style:name="Tableau1.B17" style:family="table-cell">
      <style:table-cell-properties fo:padding="0.097cm" fo:border-left="0.05pt solid #000000" fo:border-right="none" fo:border-top="none" fo:border-bottom="0.05pt solid #000000"/>
    </style:style>
    <style:style style:name="Tableau1.C17" style:family="table-cell">
      <style:table-cell-properties fo:padding="0.097cm" fo:border-left="0.05pt solid #000000" fo:border-right="none" fo:border-top="none" fo:border-bottom="0.05pt solid #000000"/>
    </style:style>
    <style:style style:name="Tableau1.D17" style:family="table-cell">
      <style:table-cell-properties fo:padding="0.097cm" fo:border-left="0.05pt solid #000000" fo:border-right="0.05pt solid #000000" fo:border-top="none" fo:border-bottom="0.05pt solid #000000"/>
    </style:style>
    <style:style style:name="Tableau1.A18" style:family="table-cell">
      <style:table-cell-properties fo:padding="0.097cm" fo:border-left="0.05pt solid #000000" fo:border-right="none" fo:border-top="none" fo:border-bottom="0.05pt solid #000000"/>
    </style:style>
    <style:style style:name="Tableau1.B18" style:family="table-cell">
      <style:table-cell-properties fo:padding="0.097cm" fo:border-left="0.05pt solid #000000" fo:border-right="none" fo:border-top="none" fo:border-bottom="0.05pt solid #000000"/>
    </style:style>
    <style:style style:name="Tableau1.C18" style:family="table-cell">
      <style:table-cell-properties fo:padding="0.097cm" fo:border-left="0.05pt solid #000000" fo:border-right="none" fo:border-top="none" fo:border-bottom="0.05pt solid #000000"/>
    </style:style>
    <style:style style:name="Tableau1.D18" style:family="table-cell">
      <style:table-cell-properties fo:padding="0.097cm" fo:border-left="0.05pt solid #000000" fo:border-right="0.05pt solid #000000" fo:border-top="none" fo:border-bottom="0.05pt solid #000000"/>
    </style:style>
    <style:style style:name="Tableau1.A19" style:family="table-cell">
      <style:table-cell-properties fo:padding="0.097cm" fo:border-left="0.05pt solid #000000" fo:border-right="none" fo:border-top="none" fo:border-bottom="0.05pt solid #000000"/>
    </style:style>
    <style:style style:name="Tableau1.B19" style:family="table-cell">
      <style:table-cell-properties fo:padding="0.097cm" fo:border-left="0.05pt solid #000000" fo:border-right="none" fo:border-top="none" fo:border-bottom="0.05pt solid #000000"/>
    </style:style>
    <style:style style:name="Tableau1.C19" style:family="table-cell">
      <style:table-cell-properties fo:padding="0.097cm" fo:border-left="0.05pt solid #000000" fo:border-right="none" fo:border-top="none" fo:border-bottom="0.05pt solid #000000"/>
    </style:style>
    <style:style style:name="Tableau1.D19" style:family="table-cell">
      <style:table-cell-properties fo:padding="0.097cm" fo:border-left="0.05pt solid #000000" fo:border-right="0.05pt solid #000000" fo:border-top="none" fo:border-bottom="0.05pt solid #000000"/>
    </style:style>
    <style:style style:name="Tableau1.A20" style:family="table-cell">
      <style:table-cell-properties fo:padding="0.097cm" fo:border-left="0.05pt solid #000000" fo:border-right="none" fo:border-top="none" fo:border-bottom="0.05pt solid #000000"/>
    </style:style>
    <style:style style:name="Tableau1.B20" style:family="table-cell">
      <style:table-cell-properties fo:padding="0.097cm" fo:border-left="0.05pt solid #000000" fo:border-right="none" fo:border-top="none" fo:border-bottom="0.05pt solid #000000"/>
    </style:style>
    <style:style style:name="Tableau1.C20" style:family="table-cell">
      <style:table-cell-properties fo:padding="0.097cm" fo:border-left="0.05pt solid #000000" fo:border-right="none" fo:border-top="none" fo:border-bottom="0.05pt solid #000000"/>
    </style:style>
    <style:style style:name="Tableau1.D20" style:family="table-cell">
      <style:table-cell-properties fo:padding="0.097cm" fo:border-left="0.05pt solid #000000" fo:border-right="0.05pt solid #000000" fo:border-top="none" fo:border-bottom="0.05pt solid #000000"/>
    </style:style>
    <style:style style:name="Tableau1.A21" style:family="table-cell">
      <style:table-cell-properties fo:padding="0.097cm" fo:border-left="0.05pt solid #000000" fo:border-right="none" fo:border-top="none" fo:border-bottom="0.05pt solid #000000"/>
    </style:style>
    <style:style style:name="Tableau1.B21" style:family="table-cell">
      <style:table-cell-properties fo:padding="0.097cm" fo:border-left="0.05pt solid #000000" fo:border-right="none" fo:border-top="none" fo:border-bottom="0.05pt solid #000000"/>
    </style:style>
    <style:style style:name="Tableau1.C21" style:family="table-cell">
      <style:table-cell-properties fo:padding="0.097cm" fo:border-left="0.05pt solid #000000" fo:border-right="none" fo:border-top="none" fo:border-bottom="0.05pt solid #000000"/>
    </style:style>
    <style:style style:name="Tableau1.D21" style:family="table-cell">
      <style:table-cell-properties fo:padding="0.097cm" fo:border-left="0.05pt solid #000000" fo:border-right="0.05pt solid #000000" fo:border-top="none" fo:border-bottom="0.05pt solid #000000"/>
    </style:style>
    <style:style style:name="Tableau1.A22" style:family="table-cell">
      <style:table-cell-properties fo:padding="0.097cm" fo:border-left="0.05pt solid #000000" fo:border-right="none" fo:border-top="none" fo:border-bottom="0.05pt solid #000000"/>
    </style:style>
    <style:style style:name="Tableau1.B22" style:family="table-cell">
      <style:table-cell-properties fo:padding="0.097cm" fo:border-left="0.05pt solid #000000" fo:border-right="none" fo:border-top="none" fo:border-bottom="0.05pt solid #000000"/>
    </style:style>
    <style:style style:name="Tableau1.C22" style:family="table-cell">
      <style:table-cell-properties fo:padding="0.097cm" fo:border-left="0.05pt solid #000000" fo:border-right="none" fo:border-top="none" fo:border-bottom="0.05pt solid #000000"/>
    </style:style>
    <style:style style:name="Tableau1.D22" style:family="table-cell">
      <style:table-cell-properties fo:padding="0.097cm" fo:border-left="0.05pt solid #000000" fo:border-right="0.05pt solid #000000" fo:border-top="none" fo:border-bottom="0.05pt solid #000000"/>
    </style:style>
    <style:style style:name="Tableau4" style:family="table">
      <style:table-properties style:width="17.6cm" fo:margin-left="-0.601cm" table:align="left"/>
    </style:style>
    <style:style style:name="Tableau4.A" style:family="table-column">
      <style:table-column-properties style:column-width="3.006cm"/>
    </style:style>
    <style:style style:name="Tableau4.B" style:family="table-column">
      <style:table-column-properties style:column-width="1.909cm"/>
    </style:style>
    <style:style style:name="Tableau4.C" style:family="table-column">
      <style:table-column-properties style:column-width="12.686cm"/>
    </style:style>
    <style:style style:name="Tableau4.A1" style:family="table-cell">
      <style:table-cell-properties fo:background-color="#999966"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999966"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3.496cm" style:rel-column-width="13478*"/>
    </style:style>
    <style:style style:name="Tableau2.B" style:family="table-column">
      <style:table-column-properties style:column-width="1.512cm" style:rel-column-width="5827*"/>
    </style:style>
    <style:style style:name="Tableau2.C" style:family="table-column">
      <style:table-column-properties style:column-width="11.991cm" style:rel-column-width="46230*"/>
    </style:style>
    <style:style style:name="Tableau2.A1" style:family="table-cell">
      <style:table-cell-properties fo:background-color="#cccc99"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0.05pt solid #000000"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none" fo:border-top="none" fo:border-bottom="0.05pt solid #000000"/>
    </style:style>
    <style:style style:name="Tableau2.B14" style:family="table-cell">
      <style:table-cell-properties fo:padding="0.097cm" fo:border-left="0.05pt solid #000000" fo:border-right="none" fo:border-top="none" fo:border-bottom="0.05pt solid #000000"/>
    </style:style>
    <style:style style:name="Tableau2.C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none" fo:border-top="none" fo:border-bottom="0.05pt solid #000000"/>
    </style:style>
    <style:style style:name="Tableau2.B15" style:family="table-cell">
      <style:table-cell-properties fo:padding="0.097cm" fo:border-left="0.05pt solid #000000" fo:border-right="none" fo:border-top="none" fo:border-bottom="0.05pt solid #000000"/>
    </style:style>
    <style:style style:name="Tableau2.C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none" fo:border-top="none" fo:border-bottom="0.05pt solid #000000"/>
    </style:style>
    <style:style style:name="Tableau2.B16" style:family="table-cell">
      <style:table-cell-properties fo:padding="0.097cm" fo:border-left="0.05pt solid #000000" fo:border-right="none" fo:border-top="none" fo:border-bottom="0.05pt solid #000000"/>
    </style:style>
    <style:style style:name="Tableau2.C16" style:family="table-cell">
      <style:table-cell-properties fo:padding="0.097cm" fo:border-left="0.05pt solid #000000" fo:border-right="0.05pt solid #000000" fo:border-top="none" fo:border-bottom="0.05pt solid #000000"/>
    </style:style>
    <style:style style:name="Tableau2.A17" style:family="table-cell">
      <style:table-cell-properties fo:padding="0.097cm" fo:border-left="0.05pt solid #000000" fo:border-right="none" fo:border-top="none" fo:border-bottom="0.05pt solid #000000"/>
    </style:style>
    <style:style style:name="Tableau2.B17" style:family="table-cell">
      <style:table-cell-properties fo:padding="0.097cm" fo:border-left="0.05pt solid #000000" fo:border-right="none" fo:border-top="none" fo:border-bottom="0.05pt solid #000000"/>
    </style:style>
    <style:style style:name="Tableau2.C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none" fo:border-top="none" fo:border-bottom="0.05pt solid #000000"/>
    </style:style>
    <style:style style:name="Tableau2.B18" style:family="table-cell">
      <style:table-cell-properties fo:padding="0.097cm" fo:border-left="0.05pt solid #000000" fo:border-right="none" fo:border-top="none" fo:border-bottom="0.05pt solid #000000"/>
    </style:style>
    <style:style style:name="Tableau2.C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none" fo:border-top="none" fo:border-bottom="0.05pt solid #000000"/>
    </style:style>
    <style:style style:name="Tableau2.B19" style:family="table-cell">
      <style:table-cell-properties fo:padding="0.097cm" fo:border-left="0.05pt solid #000000" fo:border-right="none" fo:border-top="none" fo:border-bottom="0.05pt solid #000000"/>
    </style:style>
    <style:style style:name="Tableau2.C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none" fo:border-top="none" fo:border-bottom="0.05pt solid #000000"/>
    </style:style>
    <style:style style:name="Tableau2.B20" style:family="table-cell">
      <style:table-cell-properties fo:padding="0.097cm" fo:border-left="0.05pt solid #000000" fo:border-right="none" fo:border-top="none" fo:border-bottom="0.05pt solid #000000"/>
    </style:style>
    <style:style style:name="Tableau2.C20"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2.193cm" style:rel-column-width="8452*"/>
    </style:style>
    <style:style style:name="Tableau5.B" style:family="table-column">
      <style:table-column-properties style:column-width="14.806cm" style:rel-column-width="57083*"/>
    </style:style>
    <style:style style:name="Tableau5.A1" style:family="table-cell">
      <style:table-cell-properties fo:background-color="#999966"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999966"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3.591cm" style:rel-column-width="13845*"/>
    </style:style>
    <style:style style:name="Tableau6.B" style:family="table-column">
      <style:table-column-properties style:column-width="1.813cm" style:rel-column-width="6990*"/>
    </style:style>
    <style:style style:name="Tableau6.C" style:family="table-column">
      <style:table-column-properties style:column-width="11.594cm" style:rel-column-width="44700*"/>
    </style:style>
    <style:style style:name="Tableau6.A1" style:family="table-cell">
      <style:table-cell-properties fo:background-color="#999966"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999966"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8.498cm" style:rel-column-width="32767*"/>
    </style:style>
    <style:style style:name="Tableau7.B" style:family="table-column">
      <style:table-column-properties style:column-width="8.5cm" style:rel-column-width="32768*"/>
    </style:style>
    <style:style style:name="Tableau7.A1" style:family="table-cell">
      <style:table-cell-properties fo:background-color="#cccc99"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c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3" style:family="table">
      <style:table-properties style:width="4.895cm" table:align="left"/>
    </style:style>
    <style:style style:name="Tableau3.A" style:family="table-column">
      <style:table-column-properties style:column-width="3.006cm"/>
    </style:style>
    <style:style style:name="Tableau3.B" style:family="table-column">
      <style:table-column-properties style:column-width="1.889cm"/>
    </style:style>
    <style:style style:name="Tableau3.A1" style:family="table-cell">
      <style:table-cell-properties fo:background-color="#999966"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9996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ebd4" officeooo:paragraph-rsid="0010ebd4"/>
    </style:style>
    <style:style style:name="P2" style:family="paragraph" style:parent-style-name="Text_20_body">
      <style:text-properties officeooo:rsid="0010ebd4" officeooo:paragraph-rsid="0048495b"/>
    </style:style>
    <style:style style:name="P3" style:family="paragraph" style:parent-style-name="Text_20_body">
      <style:text-properties officeooo:rsid="001475a2" officeooo:paragraph-rsid="0048495b"/>
    </style:style>
    <style:style style:name="P4" style:family="paragraph" style:parent-style-name="Text_20_body">
      <style:text-properties officeooo:rsid="0047ec02" officeooo:paragraph-rsid="0047ec02"/>
    </style:style>
    <style:style style:name="P5" style:family="paragraph" style:parent-style-name="Text_20_body">
      <style:text-properties officeooo:rsid="00473add" officeooo:paragraph-rsid="00502b71"/>
    </style:style>
    <style:style style:name="P6" style:family="paragraph" style:parent-style-name="Text_20_body">
      <style:text-properties officeooo:rsid="0018def5" officeooo:paragraph-rsid="00502b71"/>
    </style:style>
    <style:style style:name="P7" style:family="paragraph" style:parent-style-name="Text_20_body">
      <style:text-properties officeooo:rsid="003ddf64" officeooo:paragraph-rsid="004b721b"/>
    </style:style>
    <style:style style:name="P8" style:family="paragraph" style:parent-style-name="Text_20_body">
      <style:text-properties officeooo:rsid="004bb492" officeooo:paragraph-rsid="004bb492"/>
    </style:style>
    <style:style style:name="P9" style:family="paragraph" style:parent-style-name="Text_20_body">
      <style:text-properties officeooo:rsid="00502b71" officeooo:paragraph-rsid="00502b71"/>
    </style:style>
    <style:style style:name="P10" style:family="paragraph" style:parent-style-name="Text_20_body">
      <style:text-properties officeooo:rsid="0019a9ee" officeooo:paragraph-rsid="00502b71"/>
    </style:style>
    <style:style style:name="P11" style:family="paragraph" style:parent-style-name="Text_20_body">
      <style:text-properties officeooo:rsid="0026c358" officeooo:paragraph-rsid="00502b71"/>
    </style:style>
    <style:style style:name="P12" style:family="paragraph" style:parent-style-name="Text_20_body">
      <style:text-properties officeooo:rsid="001b38d0" officeooo:paragraph-rsid="00502b71"/>
    </style:style>
    <style:style style:name="P13" style:family="paragraph" style:parent-style-name="Text_20_body">
      <style:text-properties officeooo:rsid="0035dcb2" officeooo:paragraph-rsid="00502b71"/>
    </style:style>
    <style:style style:name="P14" style:family="paragraph" style:parent-style-name="Text_20_body">
      <style:text-properties officeooo:rsid="001baaf4" officeooo:paragraph-rsid="00502b71"/>
    </style:style>
    <style:style style:name="P15" style:family="paragraph" style:parent-style-name="Text_20_body">
      <style:text-properties officeooo:rsid="001baaf4" officeooo:paragraph-rsid="00a92622"/>
    </style:style>
    <style:style style:name="P16" style:family="paragraph" style:parent-style-name="Text_20_body">
      <style:text-properties fo:color="#000000" officeooo:rsid="0018def5" officeooo:paragraph-rsid="00502b71"/>
    </style:style>
    <style:style style:name="P17" style:family="paragraph" style:parent-style-name="Text_20_body">
      <style:text-properties officeooo:rsid="0055b1eb" officeooo:paragraph-rsid="0055b1eb"/>
    </style:style>
    <style:style style:name="P18" style:family="paragraph" style:parent-style-name="Text_20_body">
      <style:text-properties officeooo:rsid="0056a431" officeooo:paragraph-rsid="0056a431"/>
    </style:style>
    <style:style style:name="P19" style:family="paragraph" style:parent-style-name="Text_20_body">
      <style:text-properties officeooo:rsid="0058428b" officeooo:paragraph-rsid="005b8654"/>
    </style:style>
    <style:style style:name="P20" style:family="paragraph" style:parent-style-name="Text_20_body">
      <style:text-properties officeooo:rsid="0058428b" officeooo:paragraph-rsid="00739f0c"/>
    </style:style>
    <style:style style:name="P21" style:family="paragraph" style:parent-style-name="Text_20_body">
      <style:text-properties officeooo:rsid="0058428b" officeooo:paragraph-rsid="007ca4e2"/>
    </style:style>
    <style:style style:name="P22" style:family="paragraph" style:parent-style-name="Text_20_body">
      <style:text-properties officeooo:rsid="005c7198" officeooo:paragraph-rsid="005c7198"/>
    </style:style>
    <style:style style:name="P23" style:family="paragraph" style:parent-style-name="Text_20_body">
      <style:paragraph-properties fo:text-align="justify" style:justify-single-word="false"/>
      <style:text-properties officeooo:rsid="005c7198" officeooo:paragraph-rsid="005c7198"/>
    </style:style>
    <style:style style:name="P24" style:family="paragraph" style:parent-style-name="Text_20_body">
      <style:text-properties officeooo:rsid="005fdb8b" officeooo:paragraph-rsid="005fdb8b"/>
    </style:style>
    <style:style style:name="P25" style:family="paragraph" style:parent-style-name="Text_20_body">
      <style:text-properties officeooo:rsid="00694267" officeooo:paragraph-rsid="00694267"/>
    </style:style>
    <style:style style:name="P26" style:family="paragraph" style:parent-style-name="Text_20_body">
      <style:text-properties officeooo:paragraph-rsid="005b8654"/>
    </style:style>
    <style:style style:name="P27" style:family="paragraph" style:parent-style-name="Text_20_body">
      <style:text-properties officeooo:rsid="006e361e" officeooo:paragraph-rsid="006e361e"/>
    </style:style>
    <style:style style:name="P28" style:family="paragraph" style:parent-style-name="Text_20_body">
      <style:text-properties officeooo:rsid="0076ddd9" officeooo:paragraph-rsid="0076ddd9"/>
    </style:style>
    <style:style style:name="P29" style:family="paragraph" style:parent-style-name="Text_20_body">
      <style:paragraph-properties fo:text-align="justify" style:justify-single-word="false"/>
      <style:text-properties officeooo:rsid="00470aa4" officeooo:paragraph-rsid="008c9f09"/>
    </style:style>
    <style:style style:name="P30" style:family="paragraph" style:parent-style-name="Text_20_body">
      <style:text-properties officeooo:rsid="008a836d" officeooo:paragraph-rsid="008a836d"/>
    </style:style>
    <style:style style:name="P31" style:family="paragraph" style:parent-style-name="Text_20_body">
      <style:text-properties officeooo:paragraph-rsid="005fdb8b"/>
    </style:style>
    <style:style style:name="P32" style:family="paragraph" style:parent-style-name="Text_20_body">
      <style:paragraph-properties fo:text-align="justify" style:justify-single-word="false"/>
      <style:text-properties officeooo:rsid="008cf33a" officeooo:paragraph-rsid="008cf33a"/>
    </style:style>
    <style:style style:name="P33" style:family="paragraph" style:parent-style-name="Text_20_body">
      <style:text-properties officeooo:rsid="00991ae5" officeooo:paragraph-rsid="00991ae5"/>
    </style:style>
    <style:style style:name="P34" style:family="paragraph" style:parent-style-name="Text_20_body">
      <style:text-properties officeooo:rsid="006b86a7" officeooo:paragraph-rsid="006b86a7"/>
    </style:style>
    <style:style style:name="P35" style:family="paragraph" style:parent-style-name="Text_20_body">
      <style:text-properties officeooo:rsid="006a7238" officeooo:paragraph-rsid="00a92622"/>
    </style:style>
    <style:style style:name="P36" style:family="paragraph" style:parent-style-name="Text_20_body">
      <style:text-properties officeooo:rsid="006a7238" officeooo:paragraph-rsid="00b698e2"/>
    </style:style>
    <style:style style:name="P37" style:family="paragraph" style:parent-style-name="Text_20_body">
      <style:text-properties officeooo:rsid="009eece4" officeooo:paragraph-rsid="009eece4"/>
    </style:style>
    <style:style style:name="P38" style:family="paragraph" style:parent-style-name="Text_20_body">
      <style:text-properties officeooo:rsid="009a197f" officeooo:paragraph-rsid="009a197f"/>
    </style:style>
    <style:style style:name="P39" style:family="paragraph" style:parent-style-name="Text_20_body">
      <style:text-properties officeooo:rsid="00a3e1b6" officeooo:paragraph-rsid="00a92622"/>
    </style:style>
    <style:style style:name="P40" style:family="paragraph" style:parent-style-name="Text_20_body">
      <style:text-properties officeooo:rsid="00a3e1b6" officeooo:paragraph-rsid="00b698e2"/>
    </style:style>
    <style:style style:name="P41" style:family="paragraph" style:parent-style-name="Text_20_body">
      <style:text-properties officeooo:rsid="00a55d5a" officeooo:paragraph-rsid="00a92622"/>
    </style:style>
    <style:style style:name="P42" style:family="paragraph" style:parent-style-name="Text_20_body">
      <style:text-properties officeooo:rsid="00a8a59f" officeooo:paragraph-rsid="00a8a59f"/>
    </style:style>
    <style:style style:name="P43" style:family="paragraph" style:parent-style-name="Text_20_body">
      <style:text-properties officeooo:paragraph-rsid="00a92622"/>
    </style:style>
    <style:style style:name="P44" style:family="paragraph" style:parent-style-name="Text_20_body">
      <style:text-properties officeooo:rsid="00b0f9bb" officeooo:paragraph-rsid="00b0f9bb"/>
    </style:style>
    <style:style style:name="P45" style:family="paragraph" style:parent-style-name="Text_20_body">
      <style:text-properties officeooo:rsid="00bdd6b3" officeooo:paragraph-rsid="00bdd6b3"/>
    </style:style>
    <style:style style:name="P46" style:family="paragraph" style:parent-style-name="Text_20_body">
      <style:text-properties officeooo:rsid="00b84210" officeooo:paragraph-rsid="00b84210"/>
    </style:style>
    <style:style style:name="P47" style:family="paragraph" style:parent-style-name="Standard">
      <style:text-properties officeooo:rsid="001475a2" officeooo:paragraph-rsid="0048495b"/>
    </style:style>
    <style:style style:name="P48" style:family="paragraph" style:parent-style-name="Standard">
      <style:text-properties officeooo:paragraph-rsid="008cf33a"/>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officeooo:rsid="005c7198" officeooo:paragraph-rsid="005c7198" fo:background-color="transparent"/>
    </style:style>
    <style:style style:name="P51" style:family="paragraph" style:parent-style-name="Table_20_Contents">
      <style:paragraph-properties fo:text-align="justify" style:justify-single-word="false"/>
      <style:text-properties officeooo:rsid="009eece4" officeooo:paragraph-rsid="009eece4" fo:background-color="transparent"/>
    </style:style>
    <style:style style:name="P52" style:family="paragraph" style:parent-style-name="Table_20_Contents">
      <style:paragraph-properties fo:text-align="justify" style:justify-single-word="false"/>
      <style:text-properties officeooo:rsid="009eece4" officeooo:paragraph-rsid="00a109a3" fo:background-color="transparent"/>
    </style:style>
    <style:style style:name="P53" style:family="paragraph" style:parent-style-name="Table_20_Contents">
      <style:paragraph-properties fo:text-align="justify" style:justify-single-word="false"/>
      <style:text-properties officeooo:rsid="009fa1e5" officeooo:paragraph-rsid="009fa1e5" fo:background-color="transparent"/>
    </style:style>
    <style:style style:name="P54" style:family="paragraph" style:parent-style-name="Table_20_Contents">
      <style:paragraph-properties fo:text-align="justify" style:justify-single-word="false"/>
      <style:text-properties officeooo:rsid="009fa1e5" officeooo:paragraph-rsid="00a109a3" fo:background-color="transparent"/>
    </style:style>
    <style:style style:name="P55" style:family="paragraph" style:parent-style-name="Table_20_Contents">
      <style:paragraph-properties fo:text-align="justify" style:justify-single-word="false"/>
      <style:text-properties officeooo:rsid="0082a4d6" officeooo:paragraph-rsid="00a109a3" fo:background-color="transparent"/>
    </style:style>
    <style:style style:name="P56" style:family="paragraph" style:parent-style-name="Table_20_Contents">
      <style:paragraph-properties fo:text-align="justify" style:justify-single-word="false"/>
      <style:text-properties officeooo:rsid="005fdb8b" officeooo:paragraph-rsid="005fdb8b"/>
    </style:style>
    <style:style style:name="P57" style:family="paragraph" style:parent-style-name="Table_20_Contents">
      <style:paragraph-properties fo:text-align="justify" style:justify-single-word="false"/>
      <style:text-properties officeooo:rsid="0060564b" officeooo:paragraph-rsid="0060564b"/>
    </style:style>
    <style:style style:name="P58" style:family="paragraph" style:parent-style-name="Table_20_Contents">
      <style:paragraph-properties fo:text-align="justify" style:justify-single-word="false"/>
      <style:text-properties officeooo:rsid="0061832a" officeooo:paragraph-rsid="0061832a"/>
    </style:style>
    <style:style style:name="P59" style:family="paragraph" style:parent-style-name="Table_20_Contents">
      <style:paragraph-properties fo:text-align="justify" style:justify-single-word="false"/>
      <style:text-properties officeooo:rsid="00739f0c" officeooo:paragraph-rsid="00739f0c"/>
    </style:style>
    <style:style style:name="P60" style:family="paragraph" style:parent-style-name="Table_20_Contents">
      <style:paragraph-properties fo:text-align="justify" style:justify-single-word="false"/>
      <style:text-properties officeooo:rsid="0074aa45" officeooo:paragraph-rsid="0074aa45"/>
    </style:style>
    <style:style style:name="P61" style:family="paragraph" style:parent-style-name="Table_20_Contents">
      <style:paragraph-properties fo:text-align="justify" style:justify-single-word="false"/>
      <style:text-properties officeooo:rsid="007b0b99" officeooo:paragraph-rsid="007b0b99"/>
    </style:style>
    <style:style style:name="P62" style:family="paragraph" style:parent-style-name="Table_20_Contents">
      <style:paragraph-properties fo:text-align="justify" style:justify-single-word="false"/>
      <style:text-properties officeooo:rsid="007b0b99" officeooo:paragraph-rsid="007ca4e2"/>
    </style:style>
    <style:style style:name="P63" style:family="paragraph" style:parent-style-name="Table_20_Contents">
      <style:paragraph-properties fo:text-align="justify" style:justify-single-word="false"/>
      <style:text-properties officeooo:rsid="007e6670" officeooo:paragraph-rsid="007e6670"/>
    </style:style>
    <style:style style:name="P64" style:family="paragraph" style:parent-style-name="Table_20_Contents">
      <style:paragraph-properties fo:text-align="justify" style:justify-single-word="false"/>
      <style:text-properties officeooo:rsid="007e6670" officeooo:paragraph-rsid="007f9dea"/>
    </style:style>
    <style:style style:name="P65" style:family="paragraph" style:parent-style-name="Table_20_Contents">
      <style:paragraph-properties fo:text-align="justify" style:justify-single-word="false"/>
      <style:text-properties officeooo:rsid="0082a4d6" officeooo:paragraph-rsid="0082a4d6"/>
    </style:style>
    <style:style style:name="P66" style:family="paragraph" style:parent-style-name="Table_20_Contents">
      <style:paragraph-properties fo:text-align="justify" style:justify-single-word="false"/>
      <style:text-properties officeooo:rsid="00843c15" officeooo:paragraph-rsid="00843c15"/>
    </style:style>
    <style:style style:name="P67" style:family="paragraph" style:parent-style-name="Table_20_Contents">
      <style:paragraph-properties fo:text-align="justify" style:justify-single-word="false"/>
      <style:text-properties officeooo:rsid="00879eac" officeooo:paragraph-rsid="00879eac"/>
    </style:style>
    <style:style style:name="P68" style:family="paragraph" style:parent-style-name="Table_20_Contents">
      <style:paragraph-properties fo:text-align="justify" style:justify-single-word="false"/>
      <style:text-properties officeooo:rsid="008c3882" officeooo:paragraph-rsid="008c3882"/>
    </style:style>
    <style:style style:name="P69" style:family="paragraph" style:parent-style-name="Table_20_Contents">
      <style:paragraph-properties fo:text-align="justify" style:justify-single-word="false"/>
      <style:text-properties officeooo:rsid="008c9f09" officeooo:paragraph-rsid="008c9f09"/>
    </style:style>
    <style:style style:name="P70" style:family="paragraph" style:parent-style-name="Table_20_Contents">
      <style:paragraph-properties fo:text-align="justify" style:justify-single-word="false"/>
      <style:text-properties officeooo:rsid="008cf33a" officeooo:paragraph-rsid="008cf33a"/>
    </style:style>
    <style:style style:name="P71" style:family="paragraph" style:parent-style-name="Table_20_Contents">
      <style:paragraph-properties fo:text-align="justify" style:justify-single-word="false"/>
      <style:text-properties officeooo:rsid="008e249e" officeooo:paragraph-rsid="008e249e"/>
    </style:style>
    <style:style style:name="P72" style:family="paragraph" style:parent-style-name="Table_20_Contents">
      <style:paragraph-properties fo:text-align="justify" style:justify-single-word="false"/>
      <style:text-properties officeooo:rsid="008e249e" officeooo:paragraph-rsid="009d7a65"/>
    </style:style>
    <style:style style:name="P73" style:family="paragraph" style:parent-style-name="Table_20_Contents">
      <style:paragraph-properties fo:text-align="justify" style:justify-single-word="false"/>
      <style:text-properties officeooo:rsid="009017ce" officeooo:paragraph-rsid="009017ce"/>
    </style:style>
    <style:style style:name="P74" style:family="paragraph" style:parent-style-name="Table_20_Contents">
      <style:paragraph-properties fo:text-align="justify" style:justify-single-word="false"/>
      <style:text-properties officeooo:rsid="00916633" officeooo:paragraph-rsid="00916633"/>
    </style:style>
    <style:style style:name="P75" style:family="paragraph" style:parent-style-name="Table_20_Contents">
      <style:paragraph-properties fo:text-align="justify" style:justify-single-word="false"/>
      <style:text-properties officeooo:rsid="00928813" officeooo:paragraph-rsid="00928813"/>
    </style:style>
    <style:style style:name="P76" style:family="paragraph" style:parent-style-name="Table_20_Contents">
      <style:paragraph-properties fo:text-align="justify" style:justify-single-word="false"/>
      <style:text-properties officeooo:rsid="00971510" officeooo:paragraph-rsid="00971510"/>
    </style:style>
    <style:style style:name="P77" style:family="paragraph" style:parent-style-name="Table_20_Contents">
      <style:paragraph-properties fo:text-align="justify" style:justify-single-word="false"/>
      <style:text-properties officeooo:rsid="009753f1" officeooo:paragraph-rsid="009753f1"/>
    </style:style>
    <style:style style:name="P78" style:family="paragraph" style:parent-style-name="Table_20_Contents">
      <style:paragraph-properties fo:text-align="justify" style:justify-single-word="false"/>
      <style:text-properties officeooo:rsid="00991ae5" officeooo:paragraph-rsid="00991ae5"/>
    </style:style>
    <style:style style:name="P79" style:family="paragraph" style:parent-style-name="Table_20_Contents">
      <style:paragraph-properties fo:text-align="justify" style:justify-single-word="false"/>
      <style:text-properties officeooo:rsid="009ad4c6" officeooo:paragraph-rsid="009ad4c6"/>
    </style:style>
    <style:style style:name="P80" style:family="paragraph" style:parent-style-name="Table_20_Contents">
      <style:paragraph-properties fo:text-align="justify" style:justify-single-word="false"/>
      <style:text-properties officeooo:rsid="009be879" officeooo:paragraph-rsid="009be879"/>
    </style:style>
    <style:style style:name="P81" style:family="paragraph" style:parent-style-name="Table_20_Contents">
      <style:paragraph-properties fo:text-align="justify" style:justify-single-word="false"/>
      <style:text-properties officeooo:rsid="009c0e5e" officeooo:paragraph-rsid="009c0e5e"/>
    </style:style>
    <style:style style:name="P82" style:family="paragraph" style:parent-style-name="Table_20_Contents">
      <style:paragraph-properties fo:text-align="justify" style:justify-single-word="false"/>
      <style:text-properties officeooo:rsid="009d84e8" officeooo:paragraph-rsid="009d84e8"/>
    </style:style>
    <style:style style:name="P83" style:family="paragraph" style:parent-style-name="Table_20_Contents">
      <style:paragraph-properties fo:text-align="justify" style:justify-single-word="false"/>
      <style:text-properties officeooo:rsid="009eece4" officeooo:paragraph-rsid="009eece4"/>
    </style:style>
    <style:style style:name="P84" style:family="paragraph" style:parent-style-name="Table_20_Contents">
      <style:paragraph-properties fo:text-align="justify" style:justify-single-word="false"/>
      <style:text-properties officeooo:rsid="0082a4d6" officeooo:paragraph-rsid="0083e152" fo:background-color="#ffff00"/>
    </style:style>
    <style:style style:name="P85" style:family="paragraph" style:parent-style-name="Table_20_Contents">
      <style:paragraph-properties fo:text-align="justify" style:justify-single-word="false"/>
      <style:text-properties officeooo:rsid="0082a4d6" officeooo:paragraph-rsid="009eece4" fo:background-color="#ffff00"/>
    </style:style>
    <style:style style:name="P86" style:family="paragraph" style:parent-style-name="Table_20_Contents">
      <style:paragraph-properties fo:text-align="justify" style:justify-single-word="false"/>
      <style:text-properties officeooo:rsid="0082a4d6" officeooo:paragraph-rsid="00a109a3" fo:background-color="#ffff00"/>
    </style:style>
    <style:style style:name="P87" style:family="paragraph" style:parent-style-name="Table_20_Contents">
      <style:paragraph-properties fo:text-align="justify" style:justify-single-word="false"/>
      <style:text-properties officeooo:rsid="0082a4d6" officeooo:paragraph-rsid="00a274b0" fo:background-color="#ffff00"/>
    </style:style>
    <style:style style:name="P88" style:family="paragraph" style:parent-style-name="Table_20_Contents">
      <style:paragraph-properties fo:text-align="justify" style:justify-single-word="false"/>
      <style:text-properties officeooo:rsid="00a109a3" officeooo:paragraph-rsid="00a109a3"/>
    </style:style>
    <style:style style:name="P89" style:family="paragraph" style:parent-style-name="Table_20_Contents">
      <style:paragraph-properties fo:text-align="justify" style:justify-single-word="false"/>
      <style:text-properties officeooo:rsid="00a274b0" officeooo:paragraph-rsid="00a274b0"/>
    </style:style>
    <style:style style:name="P90" style:family="paragraph" style:parent-style-name="Table_20_Contents">
      <style:paragraph-properties fo:text-align="justify" style:justify-single-word="false"/>
      <style:text-properties officeooo:rsid="00a27ecc" officeooo:paragraph-rsid="00a27ecc"/>
    </style:style>
    <style:style style:name="P91" style:family="paragraph" style:parent-style-name="Table_20_Contents">
      <style:paragraph-properties fo:text-align="justify" style:justify-single-word="false"/>
      <style:text-properties officeooo:rsid="00aa11a2" officeooo:paragraph-rsid="00aa11a2"/>
    </style:style>
    <style:style style:name="P92" style:family="paragraph" style:parent-style-name="Table_20_Contents">
      <style:paragraph-properties fo:text-align="justify" style:justify-single-word="false"/>
      <style:text-properties officeooo:rsid="00aa11a2" officeooo:paragraph-rsid="00aaa8af"/>
    </style:style>
    <style:style style:name="P93" style:family="paragraph" style:parent-style-name="Table_20_Contents">
      <style:paragraph-properties fo:text-align="justify" style:justify-single-word="false"/>
      <style:text-properties officeooo:rsid="00aaa8af" officeooo:paragraph-rsid="00aaa8af"/>
    </style:style>
    <style:style style:name="P94" style:family="paragraph" style:parent-style-name="Table_20_Contents">
      <style:paragraph-properties fo:text-align="justify" style:justify-single-word="false"/>
      <style:text-properties officeooo:rsid="00ac8a6e" officeooo:paragraph-rsid="00ac8a6e"/>
    </style:style>
    <style:style style:name="P95" style:family="paragraph" style:parent-style-name="Table_20_Contents">
      <style:paragraph-properties fo:text-align="justify" style:justify-single-word="false"/>
      <style:text-properties officeooo:rsid="00af828d" officeooo:paragraph-rsid="00af828d"/>
    </style:style>
    <style:style style:name="P96" style:family="paragraph" style:parent-style-name="Table_20_Contents">
      <style:paragraph-properties fo:text-align="justify" style:justify-single-word="false"/>
      <style:text-properties officeooo:rsid="00b0f9bb" officeooo:paragraph-rsid="00b0f9bb"/>
    </style:style>
    <style:style style:name="P97" style:family="paragraph" style:parent-style-name="Table_20_Contents">
      <style:paragraph-properties fo:text-align="justify" style:justify-single-word="false"/>
      <style:text-properties officeooo:rsid="00b2cee4" officeooo:paragraph-rsid="00b2cee4"/>
    </style:style>
    <style:style style:name="P98" style:family="paragraph" style:parent-style-name="Table_20_Contents">
      <style:paragraph-properties fo:text-align="justify" style:justify-single-word="false"/>
      <style:text-properties officeooo:rsid="00b3eb76" officeooo:paragraph-rsid="00b3eb76"/>
    </style:style>
    <style:style style:name="P99" style:family="paragraph" style:parent-style-name="Table_20_Contents">
      <style:paragraph-properties fo:text-align="justify" style:justify-single-word="false"/>
      <style:text-properties officeooo:rsid="00b4c7fe" officeooo:paragraph-rsid="00b4c7fe"/>
    </style:style>
    <style:style style:name="P100" style:family="paragraph" style:parent-style-name="Table_20_Contents">
      <style:paragraph-properties fo:text-align="justify" style:justify-single-word="false"/>
      <style:text-properties officeooo:rsid="00bb7882" officeooo:paragraph-rsid="00bb7882"/>
    </style:style>
    <style:style style:name="P101" style:family="paragraph" style:parent-style-name="Table_20_Contents">
      <style:paragraph-properties fo:text-align="justify" style:justify-single-word="false"/>
      <style:text-properties officeooo:rsid="00bd1784" officeooo:paragraph-rsid="00bd1784"/>
    </style:style>
    <style:style style:name="P102" style:family="paragraph" style:parent-style-name="Table_20_Contents">
      <style:paragraph-properties fo:text-align="justify" style:justify-single-word="false"/>
      <style:text-properties officeooo:rsid="00bdd6b3" officeooo:paragraph-rsid="00bdd6b3"/>
    </style:style>
    <style:style style:name="P103" style:family="paragraph" style:parent-style-name="Table_20_Contents">
      <style:paragraph-properties fo:text-align="justify" style:justify-single-word="false"/>
      <style:text-properties officeooo:rsid="00beee2f" officeooo:paragraph-rsid="00beee2f"/>
    </style:style>
    <style:style style:name="P104" style:family="paragraph" style:parent-style-name="Table_20_Contents">
      <style:paragraph-properties fo:text-align="justify" style:justify-single-word="false"/>
      <style:text-properties officeooo:rsid="00c0c8b6" officeooo:paragraph-rsid="00c0c8b6"/>
    </style:style>
    <style:style style:name="P105" style:family="paragraph" style:parent-style-name="Table_20_Contents">
      <style:paragraph-properties fo:text-align="justify" style:justify-single-word="false"/>
      <style:text-properties officeooo:rsid="00c0c8b6" officeooo:paragraph-rsid="00c59999"/>
    </style:style>
    <style:style style:name="P106" style:family="paragraph" style:parent-style-name="Table_20_Contents">
      <style:paragraph-properties fo:text-align="justify" style:justify-single-word="false"/>
      <style:text-properties officeooo:rsid="00c1dd1a" officeooo:paragraph-rsid="00c1dd1a"/>
    </style:style>
    <style:style style:name="P107" style:family="paragraph" style:parent-style-name="Table_20_Contents">
      <style:paragraph-properties fo:text-align="justify" style:justify-single-word="false"/>
      <style:text-properties officeooo:rsid="00c29bf6" officeooo:paragraph-rsid="00c29bf6"/>
    </style:style>
    <style:style style:name="P108" style:family="paragraph" style:parent-style-name="Table_20_Contents">
      <style:paragraph-properties fo:text-align="justify" style:justify-single-word="false"/>
      <style:text-properties officeooo:rsid="00c456a8" officeooo:paragraph-rsid="00c456a8"/>
    </style:style>
    <style:style style:name="P109" style:family="paragraph" style:parent-style-name="Table_20_Contents">
      <style:paragraph-properties fo:text-align="justify" style:justify-single-word="false"/>
      <style:text-properties officeooo:rsid="00c4c8bc" officeooo:paragraph-rsid="00c4c8bc"/>
    </style:style>
    <style:style style:name="P110" style:family="paragraph" style:parent-style-name="Table_20_Contents">
      <style:paragraph-properties fo:text-align="justify" style:justify-single-word="false"/>
      <style:text-properties officeooo:rsid="00c59999" officeooo:paragraph-rsid="00c59999"/>
    </style:style>
    <style:style style:name="P111" style:family="paragraph" style:parent-style-name="Contents_20_1">
      <style:paragraph-properties>
        <style:tab-stops>
          <style:tab-stop style:position="16.999cm" style:type="right" style:leader-style="dotted" style:leader-text="."/>
        </style:tab-stops>
      </style:paragraph-properties>
    </style:style>
    <style:style style:name="P112" style:family="paragraph" style:parent-style-name="Contents_20_2">
      <style:paragraph-properties>
        <style:tab-stops>
          <style:tab-stop style:position="16.499cm" style:type="right" style:leader-style="dotted" style:leader-text="."/>
        </style:tab-stops>
      </style:paragraph-properties>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P114" style:family="paragraph" style:parent-style-name="Text_20_body" style:list-style-name="L1"/>
    <style:style style:name="P115" style:family="paragraph" style:parent-style-name="Text_20_body" style:list-style-name="L1">
      <style:text-properties officeooo:rsid="0047ec02" officeooo:paragraph-rsid="0047ec02"/>
    </style:style>
    <style:style style:name="P116" style:family="paragraph" style:parent-style-name="Text_20_body" style:list-style-name="L2">
      <style:text-properties officeooo:rsid="00473add" officeooo:paragraph-rsid="004b721b"/>
    </style:style>
    <style:style style:name="P117" style:family="paragraph" style:parent-style-name="Text_20_body" style:list-style-name="L2">
      <style:text-properties officeooo:rsid="004e79e4" officeooo:paragraph-rsid="004e79e4"/>
    </style:style>
    <style:style style:name="P118" style:family="paragraph" style:parent-style-name="Text_20_body" style:list-style-name="L2">
      <style:text-properties officeooo:rsid="00502b71" officeooo:paragraph-rsid="00502b71"/>
    </style:style>
    <style:style style:name="P119" style:family="paragraph" style:parent-style-name="Text_20_body" style:list-style-name="L4">
      <style:text-properties officeooo:rsid="00502b71" officeooo:paragraph-rsid="00502b71"/>
    </style:style>
    <style:style style:name="P120" style:family="paragraph" style:parent-style-name="Text_20_body" style:list-style-name="L2">
      <style:text-properties officeooo:rsid="00533d4a" officeooo:paragraph-rsid="00533d4a"/>
    </style:style>
    <style:style style:name="P121" style:family="paragraph" style:parent-style-name="Text_20_body" style:list-style-name="L2">
      <style:text-properties officeooo:rsid="0054a279" officeooo:paragraph-rsid="0054a279"/>
    </style:style>
    <style:style style:name="P122" style:family="paragraph" style:parent-style-name="Text_20_body" style:list-style-name="L2">
      <style:text-properties officeooo:rsid="0055b1eb" officeooo:paragraph-rsid="0055b1eb"/>
    </style:style>
    <style:style style:name="P123" style:family="paragraph" style:parent-style-name="Text_20_body" style:list-style-name="L2">
      <style:text-properties officeooo:rsid="005c7198" officeooo:paragraph-rsid="005c7198"/>
    </style:style>
    <style:style style:name="P124" style:family="paragraph" style:parent-style-name="Text_20_body" style:list-style-name="L2">
      <style:text-properties officeooo:rsid="006a7238" officeooo:paragraph-rsid="006a7238"/>
    </style:style>
    <style:style style:name="P125" style:family="paragraph" style:parent-style-name="Text_20_body" style:list-style-name="L2">
      <style:text-properties officeooo:rsid="0072a546" officeooo:paragraph-rsid="0072a546"/>
    </style:style>
    <style:style style:name="P126" style:family="paragraph" style:parent-style-name="Text_20_body" style:list-style-name="L2">
      <style:text-properties officeooo:rsid="00a6c4e7" officeooo:paragraph-rsid="00a6c4e7"/>
    </style:style>
    <style:style style:name="P127" style:family="paragraph" style:parent-style-name="Text_20_body" style:list-style-name="L2">
      <style:text-properties officeooo:rsid="0097a147" officeooo:paragraph-rsid="00c6aae1"/>
    </style:style>
    <style:style style:name="P128" style:family="paragraph" style:parent-style-name="Text_20_body" style:list-style-name="L3">
      <style:text-properties officeooo:rsid="00470aa4" officeooo:paragraph-rsid="0048495b"/>
    </style:style>
    <style:style style:name="P129" style:family="paragraph" style:parent-style-name="Text_20_body" style:list-style-name="L3">
      <style:text-properties officeooo:rsid="004c566e" officeooo:paragraph-rsid="004c566e"/>
    </style:style>
    <style:style style:name="P130" style:family="paragraph" style:parent-style-name="Text_20_body" style:list-style-name="L3">
      <style:text-properties officeooo:rsid="004b721b" officeooo:paragraph-rsid="00502b71"/>
    </style:style>
    <style:style style:name="P131" style:family="paragraph" style:parent-style-name="Text_20_body" style:list-style-name="L5">
      <style:text-properties officeooo:rsid="001baaf4" officeooo:paragraph-rsid="00502b71"/>
    </style:style>
    <style:style style:name="P132" style:family="paragraph" style:parent-style-name="Text_20_body">
      <style:text-properties officeooo:paragraph-rsid="0086fa5b"/>
    </style:style>
    <style:style style:name="P133" style:family="paragraph" style:parent-style-name="Heading_20_3">
      <style:text-properties officeooo:rsid="0047ec02" officeooo:paragraph-rsid="0047ec02"/>
    </style:style>
    <style:style style:name="P134" style:family="paragraph" style:parent-style-name="Heading_20_3">
      <style:text-properties officeooo:paragraph-rsid="004b721b"/>
    </style:style>
    <style:style style:name="P135" style:family="paragraph" style:parent-style-name="Heading_20_3">
      <style:text-properties officeooo:paragraph-rsid="005fdb8b"/>
    </style:style>
    <style:style style:name="P136" style:family="paragraph" style:parent-style-name="Heading_20_3">
      <style:text-properties officeooo:paragraph-rsid="005b8654"/>
    </style:style>
    <style:style style:name="P137" style:family="paragraph" style:parent-style-name="Heading_20_3">
      <style:text-properties officeooo:rsid="0078ac2e" officeooo:paragraph-rsid="0078ac2e"/>
    </style:style>
    <style:style style:name="P138" style:family="paragraph" style:parent-style-name="Heading_20_2">
      <style:text-properties officeooo:rsid="0010ebd4" officeooo:paragraph-rsid="0010ebd4"/>
    </style:style>
    <style:style style:name="P139" style:family="paragraph" style:parent-style-name="Heading_20_1">
      <style:paragraph-properties fo:text-align="center" style:justify-single-word="false"/>
    </style:style>
    <style:style style:name="T1" style:family="text">
      <style:text-properties officeooo:rsid="00140f93"/>
    </style:style>
    <style:style style:name="T2" style:family="text">
      <style:text-properties fo:font-weight="normal" style:font-weight-asian="normal" style:font-weight-complex="normal"/>
    </style:style>
    <style:style style:name="T3" style:family="text">
      <style:text-properties fo:font-weight="normal" officeooo:rsid="005b8654" style:font-weight-asian="normal" style:font-weight-complex="normal"/>
    </style:style>
    <style:style style:name="T4" style:family="text">
      <style:text-properties fo:font-weight="normal" officeooo:rsid="00739f0c" style:font-weight-asian="normal" style:font-weight-complex="normal"/>
    </style:style>
    <style:style style:name="T5" style:family="text">
      <style:text-properties fo:font-weight="normal" officeooo:rsid="0078ac2e" style:font-weight-asian="normal" style:font-weight-complex="normal"/>
    </style:style>
    <style:style style:name="T6" style:family="text">
      <style:text-properties fo:font-weight="normal" officeooo:rsid="007ca4e2" style:font-weight-asian="normal" style:font-weight-complex="normal"/>
    </style:style>
    <style:style style:name="T7" style:family="text">
      <style:text-properties fo:font-weight="normal" officeooo:rsid="00ab274d" style:font-weight-asian="normal" style:font-weight-complex="normal"/>
    </style:style>
    <style:style style:name="T8" style:family="text">
      <style:text-properties fo:font-weight="normal" officeooo:rsid="00a3e1b6" style:font-weight-asian="normal" style:font-weight-complex="normal"/>
    </style:style>
    <style:style style:name="T9" style:family="text">
      <style:text-properties fo:font-weight="normal" officeooo:rsid="00b698e2" style:font-weight-asian="normal" style:font-weight-complex="normal"/>
    </style:style>
    <style:style style:name="T10" style:family="text">
      <style:text-properties officeooo:rsid="0047ec02"/>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502b71" style:font-weight-asian="bold" style:font-weight-complex="bold"/>
    </style:style>
    <style:style style:name="T14" style:family="text">
      <style:text-properties fo:font-weight="bold" officeooo:rsid="0041c9f2" style:font-weight-asian="bold" style:font-weight-complex="bold"/>
    </style:style>
    <style:style style:name="T15" style:family="text">
      <style:text-properties fo:font-weight="bold" officeooo:rsid="0056a431" style:font-weight-asian="bold" style:font-weight-complex="bold"/>
    </style:style>
    <style:style style:name="T16" style:family="text">
      <style:text-properties fo:font-weight="bold" officeooo:rsid="00694267" style:font-weight-asian="bold" style:font-weight-complex="bold"/>
    </style:style>
    <style:style style:name="T17" style:family="text">
      <style:text-properties fo:font-weight="bold" officeooo:rsid="00ab274d" style:font-weight-asian="normal" style:font-weight-complex="normal"/>
    </style:style>
    <style:style style:name="T18" style:family="text">
      <style:text-properties fo:font-weight="bold" officeooo:rsid="00aeb29c" style:font-weight-asian="normal" style:font-weight-complex="normal"/>
    </style:style>
    <style:style style:name="T19" style:family="text">
      <style:text-properties fo:font-weight="bold" officeooo:rsid="00bd1784" style:font-weight-asian="normal" style:font-weight-complex="normal"/>
    </style:style>
    <style:style style:name="T20" style:family="text">
      <style:text-properties fo:font-weight="bold" officeooo:rsid="00beee2f" style:font-weight-asian="normal" style:font-weight-complex="normal"/>
    </style:style>
    <style:style style:name="T21" style:family="text">
      <style:text-properties officeooo:rsid="00485f26"/>
    </style:style>
    <style:style style:name="T22" style:family="text">
      <style:text-properties fo:font-style="italic"/>
    </style:style>
    <style:style style:name="T23" style:family="text">
      <style:text-properties fo:font-style="italic" fo:font-weight="bold"/>
    </style:style>
    <style:style style:name="T24" style:family="text">
      <style:text-properties fo:font-style="italic" fo:font-weight="bold" officeooo:rsid="00beee2f" style:font-weight-asian="normal" style:font-weight-complex="normal"/>
    </style:style>
    <style:style style:name="T25" style:family="text">
      <style:text-properties fo:font-style="italic" fo:font-weight="normal" officeooo:rsid="007ca4e2" style:font-weight-asian="normal" style:font-weight-complex="normal"/>
    </style:style>
    <style:style style:name="T26" style:family="text">
      <style:text-properties fo:font-style="italic" officeooo:rsid="00b3eb76"/>
    </style:style>
    <style:style style:name="T27" style:family="text">
      <style:text-properties officeooo:rsid="004e44cb"/>
    </style:style>
    <style:style style:name="T28" style:family="text">
      <style:text-properties officeooo:rsid="004e79e4"/>
    </style:style>
    <style:style style:name="T29" style:family="text">
      <style:text-properties officeooo:rsid="00502b71"/>
    </style:style>
    <style:style style:name="T30" style:family="text">
      <style:text-properties officeooo:rsid="00517611"/>
    </style:style>
    <style:style style:name="T31" style:family="text">
      <style:text-properties officeooo:rsid="0054a279"/>
    </style:style>
    <style:style style:name="T32" style:family="text">
      <style:text-properties officeooo:rsid="0056a431"/>
    </style:style>
    <style:style style:name="T33" style:family="text">
      <style:text-properties officeooo:rsid="005988f6"/>
    </style:style>
    <style:style style:name="T34" style:family="text">
      <style:text-properties officeooo:rsid="005fdb8b"/>
    </style:style>
    <style:style style:name="T35" style:family="text">
      <style:text-properties officeooo:rsid="0061fe90"/>
    </style:style>
    <style:style style:name="T36" style:family="text">
      <style:text-properties officeooo:rsid="006b86a7"/>
    </style:style>
    <style:style style:name="T37" style:family="text">
      <style:text-properties officeooo:rsid="006ccbc8"/>
    </style:style>
    <style:style style:name="T38" style:family="text">
      <style:text-properties officeooo:rsid="007e6670"/>
    </style:style>
    <style:style style:name="T39" style:family="text">
      <style:text-properties officeooo:rsid="007f9dea"/>
    </style:style>
    <style:style style:name="T40" style:family="text">
      <style:text-properties officeooo:rsid="00819503"/>
    </style:style>
    <style:style style:name="T41" style:family="text">
      <style:text-properties officeooo:rsid="0083e152"/>
    </style:style>
    <style:style style:name="T42" style:family="text">
      <style:text-properties officeooo:rsid="00971510"/>
    </style:style>
    <style:style style:name="T43" style:family="text">
      <style:text-properties officeooo:rsid="009c0e5e"/>
    </style:style>
    <style:style style:name="T44" style:family="text">
      <style:text-properties officeooo:rsid="009d84e8"/>
    </style:style>
    <style:style style:name="T45" style:family="text">
      <style:text-properties officeooo:rsid="009eece4"/>
    </style:style>
    <style:style style:name="T46" style:family="text">
      <style:text-properties fo:background-color="#ffff00" loext:char-shading-value="0"/>
    </style:style>
    <style:style style:name="T47" style:family="text">
      <style:text-properties officeooo:rsid="0082a4d6" fo:background-color="#ffff00" loext:char-shading-value="0"/>
    </style:style>
    <style:style style:name="T48" style:family="text">
      <style:text-properties officeooo:rsid="0083e152" fo:background-color="#ffff00" loext:char-shading-value="0"/>
    </style:style>
    <style:style style:name="T49" style:family="text">
      <style:text-properties officeooo:rsid="009f57b7"/>
    </style:style>
    <style:style style:name="T50" style:family="text">
      <style:text-properties officeooo:rsid="00a274b0"/>
    </style:style>
    <style:style style:name="T51" style:family="text">
      <style:text-properties officeooo:rsid="00a3e1b6"/>
    </style:style>
    <style:style style:name="T52" style:family="text">
      <style:text-properties officeooo:rsid="00a92622"/>
    </style:style>
    <style:style style:name="T53" style:family="text">
      <style:text-properties officeooo:rsid="00aaa8af"/>
    </style:style>
    <style:style style:name="T54" style:family="text">
      <style:text-properties officeooo:rsid="00aaf5a5"/>
    </style:style>
    <style:style style:name="T55" style:family="text">
      <style:text-properties style:text-underline-style="none"/>
    </style:style>
    <style:style style:name="T56" style:family="text">
      <style:text-properties style:text-underline-style="none" officeooo:rsid="0086fa5b"/>
    </style:style>
    <style:style style:name="T57" style:family="text">
      <style:text-properties style:text-underline-style="none" fo:font-weight="normal" style:font-weight-asian="normal" style:font-weight-complex="normal"/>
    </style:style>
    <style:style style:name="T58" style:family="text">
      <style:text-properties style:text-underline-style="none" fo:font-weight="normal" officeooo:rsid="009c0e5e" style:font-weight-asian="normal" style:font-weight-complex="normal"/>
    </style:style>
    <style:style style:name="T59" style:family="text">
      <style:text-properties style:text-underline-style="none" fo:font-weight="normal" officeooo:rsid="00ab274d" style:font-weight-asian="normal" style:font-weight-complex="normal"/>
    </style:style>
    <style:style style:name="T60" style:family="text">
      <style:text-properties officeooo:rsid="00b698e2"/>
    </style:style>
    <style:style style:name="T61" style:family="text">
      <style:text-properties officeooo:rsid="00c29bf6"/>
    </style:style>
    <style:style style:name="T62" style:family="text">
      <style:text-properties officeooo:rsid="00c6aa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text:bookmark-start text:name="__RefHeading__934_1266146281"/>Destin – <text:span text:style-name="T10">Être un skaven</text:span><text:bookmark-end text:name="__RefHeading__934_126614628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1"><text:a xlink:type="simple" xlink:href="#__RefHeading__934_1266146281" text:style-name="Internet_20_link" text:visited-style-name="Internet_20_link">Destin – Être un skaven</text:a><text:tab/>1</text:p>
          <text:p text:style-name="P112"><text:a xlink:type="simple" xlink:href="#__RefHeading___Toc1567_2107091675" text:style-name="Internet_20_link" text:visited-style-name="Internet_20_link">I Caractéristiques du thème</text:a><text:tab/>1</text:p>
          <text:p text:style-name="P113"><text:a xlink:type="simple" xlink:href="#__RefHeading___Toc1569_2107091675" text:style-name="Internet_20_link" text:visited-style-name="Internet_20_link">A Résumé</text:a><text:tab/>1</text:p>
          <text:p text:style-name="P113"><text:a xlink:type="simple" xlink:href="#__RefHeading___Toc679_1112379350" text:style-name="Internet_20_link" text:visited-style-name="Internet_20_link">B Direction et références</text:a><text:tab/>1</text:p>
          <text:p text:style-name="P112"><text:a xlink:type="simple" xlink:href="#__RefHeading__1461_769659882" text:style-name="Internet_20_link" text:visited-style-name="Internet_20_link">II Caractéristiques de personnage</text:a><text:tab/>3</text:p>
          <text:p text:style-name="P113"><text:a xlink:type="simple" xlink:href="#__RefHeading___Toc374_394519835" text:style-name="Internet_20_link" text:visited-style-name="Internet_20_link">A Statut skaven</text:a><text:tab/>4</text:p>
          <text:p text:style-name="P113"><text:a xlink:type="simple" xlink:href="#__RefHeading___Toc2202_2107091675" text:style-name="Internet_20_link" text:visited-style-name="Internet_20_link">B Liste de noms</text:a><text:tab/>4</text:p>
          <text:p text:style-name="P113"><text:a xlink:type="simple" xlink:href="#__RefHeading___Toc713_971483666" text:style-name="Internet_20_link" text:visited-style-name="Internet_20_link">C Liste de clans</text:a><text:tab/>5</text:p>
          <text:p text:style-name="P113"><text:a xlink:type="simple" xlink:href="#__RefHeading___Toc1801_32828013" text:style-name="Internet_20_link" text:visited-style-name="Internet_20_link">D Fourrure</text:a><text:tab/>5</text:p>
          <text:p text:style-name="P113"><text:a xlink:type="simple" xlink:href="#__RefHeading___Toc715_971483666" text:style-name="Internet_20_link" text:visited-style-name="Internet_20_link">E Métier skaven</text:a><text:tab/>6</text:p>
          <text:p text:style-name="P113"><text:a xlink:type="simple" xlink:href="#__RefHeading___Toc876_971483666" text:style-name="Internet_20_link" text:visited-style-name="Internet_20_link">F Mutations</text:a><text:tab/>7</text:p>
          <text:p text:style-name="P113"><text:a xlink:type="simple" xlink:href="#__RefHeading___Toc1023_1408489772" text:style-name="Internet_20_link" text:visited-style-name="Internet_20_link">G Magie skaven</text:a><text:tab/>7</text:p>
          <text:p text:style-name="P113"><text:a xlink:type="simple" xlink:href="#__RefHeading___Toc2346_671969639" text:style-name="Internet_20_link" text:visited-style-name="Internet_20_link">H <text:s/>Villes et lieux d'habitation</text:a><text:tab/>7</text:p>
          <text:p text:style-name="P112"><text:a xlink:type="simple" xlink:href="#__RefHeading___Toc2200_2107091675" text:style-name="Internet_20_link" text:visited-style-name="Internet_20_link">III Caractérisation des autres personnages</text:a><text:tab/>7</text:p>
          <text:p text:style-name="P113"><text:a xlink:type="simple" xlink:href="#__RefHeading___Toc1025_1408489772" text:style-name="Internet_20_link" text:visited-style-name="Internet_20_link">A Skaven au hasard</text:a><text:tab/>7</text:p>
          <text:p text:style-name="P113"><text:a xlink:type="simple" xlink:href="#__RefHeading___Toc376_394519835" text:style-name="Internet_20_link" text:visited-style-name="Internet_20_link">B Rivaux</text:a><text:tab/>7</text:p>
          <text:p text:style-name="P113"><text:a xlink:type="simple" xlink:href="#__RefHeading___Toc878_971483666" text:style-name="Internet_20_link" text:visited-style-name="Internet_20_link">C Race ennemie</text:a><text:tab/>7</text:p>
          <text:p text:style-name="P112"><text:a xlink:type="simple" xlink:href="#__RefHeading___Toc1211_971483666" text:style-name="Internet_20_link" text:visited-style-name="Internet_20_link">IV Autres éléments</text:a><text:tab/>8</text:p>
          <text:p text:style-name="P113"><text:a xlink:type="simple" xlink:href="#__RefHeading___Toc1213_971483666" text:style-name="Internet_20_link" text:visited-style-name="Internet_20_link">A Maladies skavens</text:a><text:tab/>8</text:p>
          <text:p text:style-name="P112"><text:a xlink:type="simple" xlink:href="#__RefHeading___Toc717_971483666" text:style-name="Internet_20_link" text:visited-style-name="Internet_20_link">V Minijeux associés</text:a><text:tab/>8</text:p>
          <text:p text:style-name="P113"><text:a xlink:type="simple" xlink:href="#__RefHeading___Toc719_971483666" text:style-name="Internet_20_link" text:visited-style-name="Internet_20_link">A Minijeu d'intrigue</text:a><text:tab/>8</text:p>
          <text:p text:style-name="P112"><text:a xlink:type="simple" xlink:href="#__RefHeading___Toc2208_2107091675" text:style-name="Internet_20_link" text:visited-style-name="Internet_20_link">VI Événements conditionnels</text:a><text:tab/>8</text:p>
          <text:p text:style-name="P112"><text:a xlink:type="simple" xlink:href="#__RefHeading___Toc380_394519835" text:style-name="Internet_20_link" text:visited-style-name="Internet_20_link">VII Événements courants</text:a><text:tab/>9</text:p>
        </text:index-body>
      </text:table-of-content>
      <text:h text:style-name="P138" text:outline-level="2"><text:bookmark-start text:name="__RefHeading___Toc1567_2107091675"/>Caractéristiques du thème<text:bookmark-end text:name="__RefHeading___Toc1567_2107091675"/></text:h>
      <text:p text:style-name="P8">Identifiant : EstSkaven</text:p>
      <text:h text:style-name="P133" text:outline-level="3"><text:bookmark-start text:name="__RefHeading___Toc1569_2107091675"/>Résumé<text:bookmark-end text:name="__RefHeading___Toc1569_2107091675"/></text:h>
      <text:p text:style-name="P4">Ce thème regroupe tout ce qui concerne la vie personnelle d'un skaven, ce qui peut lui arriver ou qu'il soit. <text:span text:style-name="T40">Ce sont donc des effets souvent personnels, pas liés à une carrière, une guerre, ou au peuple skaven dans son ensemble.</text:span></text:p>
      <text:p text:style-name="P4">La règle principale du thème skaven est de respecter leur philosophie et manière de penser c'est à dire en particulier l'égoïsme pur, la paranoïa et la peu<text:span text:style-name="T31">r</text:span> de mourir qui les guette en permanence. <text:span text:style-name="T31">Ils sont dénués de générosité et d'empathie, et à peu près incapable d'avoir des amis car ils considérent tous les autres skavens comme des ennemis potentiels.</text:span></text:p>
      <text:h text:style-name="Heading_20_3" text:outline-level="3"><text:bookmark-start text:name="__RefHeading___Toc679_1112379350"/>Direction et références<text:bookmark-end text:name="__RefHeading___Toc679_1112379350"/></text:h>
      <text:p text:style-name="P4"><text:a xlink:type="simple" xlink:href="http://bibliotheque-imperiale.com/index.php/Catégorie:Skavens#La_Peste" text:style-name="Internet_20_link" text:visited-style-name="Visited_20_Internet_20_Link">http://bibliotheque-imperiale.com/index.php/Cat%C3%A9gorie:Skavens</text:a></text:p>
      <text:list xml:id="list1823935885859131202" text:style-name="L1">
        <text:list-item>
          <text:p text:style-name="P115"><text:span text:style-name="T11">Mieux vaut un lâche vivant qu’un héros mort ! :</text:span> Aux yeux d’un Skaven, rien n’a plus de valeur que sa propre vie, et celle-ci est constamment menacée. Ces créatures sont donc en proie à une peur permanente et sont des lâches invétérés. Le Skaven moyen est complètement paranoïaque, voit des ennemis cachés partout et est certain que la mort l’attend au prochain tournant. En conséquence, il suffit que le vent fasse mine de tourner en <text:soft-page-break/>faveur de leurs ennemis du moment (un simple mauvais signe suffit) pour qu’ils cèdent aux gémissements, paniquent et abandonnent leur positions avec une incroyable célérité. Pour un Skaven, aucune cause ne mérite qu’on lui offre sa vie, car là où il y a de la vie, il y a un espoir de vengeance. </text:p>
        </text:list-item>
        <text:list-item>
          <text:p text:style-name="P115"><text:span text:style-name="T11">La vie (des autres) ne vaut rien :</text:span> Les Skavens sont mesquins, jaloux, retors et sournois, et dans un monde où chacun est prêt à vous planter un poignard entre les omoplates, un Skaven n’hésite pas une seconde à sacrifier ses congénères si leur mort peut lui apporter un quelconque avantage. La vie ne vaut pas grand-chose dans l’Empire Souterrain (surtout celle des autres) et les Skavens se font une joie de dilapider leurs subordonnés. Un Chef Skaven ne fait pas une grande distinction entre le sacrifice d’un <text:a xlink:type="simple" xlink:href="http://bibliotheque-imperiale.com/index.php/Esclave_Skaven" text:style-name="Internet_20_link" text:visited-style-name="Visited_20_Internet_20_Link">esclave</text:a> et celui d’un régiment entier de <text:a xlink:type="simple" xlink:href="http://bibliotheque-imperiale.com/index.php/Vermines_de_Choc" text:style-name="Internet_20_link" text:visited-style-name="Visited_20_Internet_20_Link">Vermines de Choc</text:a>, car il restera toujours plein d’autres petits rats tapis dans les ombres qui n’attendent que de prendre la place des morts. Cette propension à ne pas s’inquiéter de ce qui n’est, somme toute, que quelques <text:span text:style-name="T22">"petits dégâts collatéraux sans importance"</text:span> fait que les Skavens n’ont que très peu d'alliés véritables, pour ne pas dire <text:span text:style-name="T22">« aucun »</text:span>. Ce n’est pas que les généraux des <text:span text:style-name="T11">Forces de la Destruction</text:span> qui se battent à leurs côtés ne leur fassent pas confiance… quoique si, ça doit être ça. </text:p>
        </text:list-item>
        <text:list-item>
          <text:p text:style-name="P115"><text:span text:style-name="T11">Courageux mais pas téméraire :</text:span> Lâches comme pas deux, les Skavens ne prennent jamais de décision hâtive, du moins pas quand ils peuvent persuader l’un de leurs semblables de passer en premier, ce qui explique que les puissants préfèrent commander depuis l’arrière (considéré comme une place de choix par les Skavens), car cela leur permet de déguerpir plus rapidement quand les choses tournent mal (<text:span text:style-name="T22">« Restez ici-ici, je vais chercher de l’aide-aide ! »</text:span>). C’est vrai à l’échelle militaire, mais également à un niveau personnel. Les Skavens agissent rarement sans songer d’abord à toutes les alternatives et issues possibles. Au combat, ils retardent souvent leurs premières actions, patientant et observant leurs adversaires, afin de décider s’il vaut mieux combattre ou prendre leurs jambes à leur cou. Au fin fond de leur cervelle résonne toujours cette question : <text:span text:style-name="T22">« Qu’est-ce que j’ai à y gagner, qu’est-ce qu’y m’attend ? »</text:span> Si la réponse ne leur plaît pas, ou si les risques sont trop élevés, non seulement ils ne vont pas tout de suite de l’avant, mais il est tout à fait possible qu’ils fassent machine arrière. </text:p>
        </text:list-item>
        <text:list-item>
          <text:p text:style-name="P115">Les Skavens ont une vue moyenne, voire faible, mais ils possèdent une vision nocturne perçante. </text:p>
        </text:list-item>
        <text:list-item>
          <text:p text:style-name="P115">Leur ouïe et leur odorat sont excellents, ils sont donc très difficiles à surprendre et sont particulièrement efficaces dans les combats de nuits ou souterrains. </text:p>
        </text:list-item>
        <text:list-item>
          <text:p text:style-name="P115">Les Skavens se déplacent par petites foulées rapides. Une agitation nerveuse semble les habiter en permanence, et ils paraissent n’être jamais au repos. Le métabolisme des Skavens est particulièrement actif, leur taux d’adrénaline grimpant brusquement lorsqu’ils sont en colère ou se sentent menacés. Ceci leur confère une vitesse et une férocité légendaires mais ils doivent absolument se nourrir après un combat pour retrouver leur énergie. Si un Skaven est forcé de combattre durant une période prolongée de jeûne, il dépérira et pourra même succomber. L’appétit Skaven ne connaît aucune limite, mais un homme-rat ne sait jamais quand aura lieu son prochain repas. Du coup, il mange tout ce qui lui tombe sous la main, de préférence aussi vite que possible. Chez les Skavens, ce phénomène est appelé <text:span text:style-name="T23">« Faim Noire»</text:span>, et explique en grande partie leur propension à se nourrir des morts (généralement des deux camps) après une bataille rangée. Les individus les plus massifs dévorent parfois un Skaven entier après une bataille. Un Skaven souffrant de la Faim Noire mais incapable de se sustenter s’affaiblira à vue d’œil et finira par mourir. C’est pour cette raison qu’un duel se termine souvent par l’ingestion du vaincu par le vainqueur. Les Skavens digèrent quasiment tout, mais leur plat préféré est la viande fraîche. Voilà d’ailleurs l’une des raisons pour lesquelles ils s’entourent d’esclaves et de prisonniers, car ceux-ci constituent une source de viande fraîche quand ils n’ont rien d’autre à se mettre sous la dent. Pour le reste, ils se <text:soft-page-break/>contentent d’animaux, leurs armées ne laissant que des os dans leur sillage. </text:p>
        </text:list-item>
        <text:list-item>
          <text:p text:style-name="P115">Les Skavens partagent tous la même vision des choses : leurs pensées sont constamment obsédées par la recherche des solutions les plus expéditives aux problèmes et par la façon de se faire bien voir de leurs supérieurs en trouvant ces solutions. Tout ce qu’entreprennent les Skavens est motivé par leur soif de gratification immédiate car ils réalisent vite que tout projet à long terme ne leur bénéficiera pas de leur vivant. Ainsi la société Skaven est-elle constamment agitée de complots et de guerres alors que les seigneurs tentent de gagner le plus de gloire possible dans la courte période qui constitue leur vie. </text:p>
        </text:list-item>
        <text:list-item>
          <text:p text:style-name="P115">Presque tous les Skavens semblent psychologiquement prédisposés à croire que leurs propres échecs sont forcément le fait de l’incompétence d’un subordonné, du sabotage d’un rival jaloux ou de la médiocrité des plans d’un supérieur. Le concept d’un échec résultant directement du mérite (ou du manque de mérite) d’un individu est tout simplement inconcevable. </text:p>
        </text:list-item>
        <text:list-item>
          <text:p text:style-name="P114"><text:bookmark text:name="Baisser_le_Museau"/><text:span text:style-name="T10">Baisser le Museau : </text:span>Le langage corporel joue un rôle important dans la communication. La posture, en particulier, indique l’attitude d’un Skaven vis-à-vis de ses pairs, de ses subordonnés ou de ses supérieurs. Il est important pour un Skaven inférieur de garder son museau au-dessous du niveau de celui de son maître. C’est un spectacle surprenant que celui d’une pièce remplie de Skavens qui semblent hocher la tête de manière aléatoire, chacun tentant de montrer son respect à ses supérieurs tout en conservant son attitude de supériorité vis-à-vis de ses subordonnés. </text:p>
        </text:list-item>
        <text:list-item>
          <text:p text:style-name="P114"><text:bookmark text:name="Grincements_de_Dents"/>Grincements de Dents : Les Skavens grincent souvent des dents, ce qui produit un bruit de frottement sourd. Les hommes-rats parlent de <text:span text:style-name="T22">« brouxer »</text:span>, produisant un son qui ressemble à un cliquètement rapide. Les dents des Skavens, et en particulier leurs incisives, poussent à une vitesse accélérée, tout comme celles des rats ordinaires. Pour en réduire la longueur, les hommes-rats doivent mâchonner des objets, comme des os ou des limes spéciales. Quand ils n’ont pas d’objet à mordiller, les Skavens brouxent. Les Skavens grincent aussi des dents en temps de stress ; un Skaven qui brouxe en permanence est assurément anxieux ou effrayé. </text:p>
        </text:list-item>
        <text:list-item>
          <text:p text:style-name="P114"/>
        </text:list-item>
      </text:list>
      <text:p text:style-name="P1"/>
      <text:h text:style-name="P138" text:outline-level="2"><text:bookmark-start text:name="__RefHeading__1461_769659882"/>Caractéristiques de personnage<text:bookmark-end text:name="__RefHeading__1461_769659882"/></text:h>
      <text:p text:style-name="P2">Les caractéristiques qui doivent être comptabilisées dans ce type d'aventure <text:span text:style-name="T1">d'autres apparaîtront en cours de partie)</text:span> : </text:p>
      <text:p text:style-name="P3">Variables : </text:p>
      <text:list xml:id="list8427508043271099038" text:style-name="L2">
        <text:list-item>
          <text:p text:style-name="P116">Surnom (en f<text:span text:style-name="T21">o</text:span>nction des actions marquantes)</text:p>
        </text:list-item>
        <text:list-item>
          <text:p text:style-name="P117">Métier : assassin, vermine de choc, esclave, </text:p>
        </text:list-item>
        <text:list-item>
          <text:p text:style-name="P118">Teinture de la fourrure (pour marquer un statut)</text:p>
        </text:list-item>
        <text:list-item>
          <text:p text:style-name="P118">Faim : son niveau est très important car la faim des skavens progresse très vite et est dangereuse. À 0 le skaven est rassasié, à 0,5 il a très faim. À 0,8 il entre en "Faim noire" et tente de dévorer tout ce qu'il peut. À 1 il meurt. Cette failm augmente vie après une dépense d'énergie comme un combat.</text:p>
        </text:list-item>
        <text:list-item>
          <text:p text:style-name="P120">Âge. Matûrité environ à 5 ans (début du jeu ?) . Mort de vieillesse à environ 20 ans.</text:p>
        </text:list-item>
        <text:list-item>
          <text:p text:style-name="P121">Baratinage : indispensable pour survivre chez les skavens. Il permet en particulier de convaincre les autres de le suivre ou de afire accuser un autre skaven des problèmes qui arrivent</text:p>
        </text:list-item>
        <text:list-item>
          <text:p text:style-name="P121"><text:soft-page-break/>Ruse</text:p>
        </text:list-item>
        <text:list-item>
          <text:p text:style-name="P122"><text:span text:style-name="T15">Statut</text:span> dans la hiérarchie skaven <text:span text:style-name="T32">(cf plus loin)</text:span></text:p>
        </text:list-item>
        <text:list-item>
          <text:p text:style-name="P123">Clan/ [nom de clan] : le clan d'un skaven affectera potentiellement d'autres caracs. Cf plus loin.</text:p>
        </text:list-item>
        <text:list-item>
          <text:p text:style-name="P124">FragmentMalepierre/X (possession de malepierre : une dizaine est une petite fortune)</text:p>
        </text:list-item>
        <text:list-item>
          <text:p text:style-name="P125">Variable DurCommeChef : -0,1 (trop mou, risque de rébellion) à +0,1 (trop tyranique, risque de rébellion). Il s'agit d'essayer de garder le juste milieu</text:p>
        </text:list-item>
        <text:list-item>
          <text:p text:style-name="P126">ContaminationMalepierre/X : selon les occupations liées ou non à la malepierre, risques de mutations etc...</text:p>
        </text:list-item>
        <text:list-item>
          <text:p text:style-name="P127">Fanatisme/RatCornu : <text:span text:style-name="T62">fanatisme religieux du skaven. Recoupe le fanatisme envers la peste pour les membres de la confrérie de la peste</text:span></text:p>
        </text:list-item>
      </text:list>
      <text:p text:style-name="P2"/>
      <text:p text:style-name="P47">Définitives</text:p>
      <text:list xml:id="list8200876042145035935" text:style-name="L3">
        <text:list-item>
          <text:p text:style-name="P128">Couleur de pelage (=caste) : <text:span text:style-name="T12">gris</text:span> = prophète, <text:span text:style-name="T12">noir</text:span> = <text:span text:style-name="T28">marque du tueur donc potentiellement assassin ou </text:span>vermine de choc, <text:span text:style-name="T13">blanc</text:span><text:span text:style-name="T29"> = chef ou magicien, </text:span><text:span text:style-name="T13">brun ou tacheté</text:span><text:span text:style-name="T29"> pour la majorité des banals</text:span></text:p>
        </text:list-item>
        <text:list-item>
          <text:p text:style-name="P129">Taille (aléatoire entre 1,3m et 1,6m + 30cm si pelage noir) : <text:span text:style-name="T27">la taille est importante pour devenir chef.</text:span></text:p>
        </text:list-item>
        <text:list-item>
          <text:p text:style-name="P130">Nom (voir liste de nom ci après)</text:p>
        </text:list-item>
      </text:list>
      <text:p text:style-name="P5"/>
      <text:h text:style-name="Heading_20_3" text:outline-level="3"><text:bookmark-start text:name="__RefHeading___Toc374_394519835"/><text:span text:style-name="T32">Statut</text:span> skaven<text:bookmark-end text:name="__RefHeading___Toc374_394519835"/></text:h>
      <text:p text:style-name="P18">C'est une caractéristique primordiale car obsessionelle pour les skavens. Avec leur vie c'est leur seule possession vraiment importante.</text:p>
      <text:p text:style-name="P17">de 0 à 1</text:p>
      <text:p text:style-name="P18">Un skaven a la naissance a un chiffre aléatoire entre 0 et 0,2.</text:p>
      <text:p text:style-name="P17">0 : esc<text:span text:style-name="T32">la</text:span>ve</text:p>
      <text:p text:style-name="P17">0,1 : guerrier des clans</text:p>
      <text:p text:style-name="P17">0,2 : vermine de choc</text:p>
      <text:p text:style-name="P17"/>
      <text:p text:style-name="P17">0,4 sorcier, ingénieur, <text:span text:style-name="T33">assassin</text:span></text:p>
      <text:p text:style-name="P17">0,6 : chef de guerre</text:p>
      <text:p text:style-name="P17">0,8 : seigneur</text:p>
      <text:p text:style-name="P17">0,9 : prophète gris confirmé</text:p>
      <text:p text:style-name="P17">1,0 : membre du conseil de la ruine</text:p>
      <text:p text:style-name="P7"/>
      <text:h text:style-name="P134" text:outline-level="3"><text:bookmark-start text:name="__RefHeading___Toc2202_2107091675"/>Liste de noms<text:bookmark-end text:name="__RefHeading___Toc2202_2107091675"/></text:h>
      <text:p text:style-name="P132"><text:bookmark-start text:name="__RefHeading___Toc2204_2107091675"/><text:span text:style-name="T56">Thramute, Ekritch, Queek, Throt, Morlocke, Churft, Skitice, Kritislik, Morskittar, Yuatek, </text:span><text:span text:style-name="T55">Sneek, </text:span><text:span text:style-name="T57">Skrittar, Kritislik, </text:span><text:span text:style-name="T58">Paskrit, </text:span><text:span text:style-name="T59">Throt, </text:span><text:span text:style-name="T17">Izak</text:span><text:span text:style-name="T7">, </text:span><text:span text:style-name="T17">Griskit</text:span><text:span text:style-name="T7"> , </text:span><text:span text:style-name="T17">Ghoritch</text:span><text:span text:style-name="T7">, </text:span><text:span text:style-name="T17">Scarskrex</text:span><text:span text:style-name="T18">, Skrit, </text:span><text:span text:style-name="T19">Ikit, </text:span><text:span text:style-name="T20">Snikkit, </text:span><text:soft-page-break/><text:span text:style-name="T20">Skabbicus, </text:span><text:span text:style-name="T24">Snarlock</text:span><text:span text:style-name="T20"> </text:span><text:bookmark-end text:name="__RefHeading___Toc2204_2107091675"/></text:p>
      <text:h text:style-name="Heading_20_3" text:outline-level="3"><text:bookmark-start text:name="__RefHeading___Toc713_971483666"/>Liste de clans<text:bookmark-end text:name="__RefHeading___Toc713_971483666"/></text:h>
      <text:p text:style-name="P22">Quand un skaven acquiert un clan il acquiert : </text:p>
      <text:p text:style-name="P22">Clan/ [Nom du clan]</text:p>
      <text:p text:style-name="P22">PuissanceClan/ [puissance affichée ci après]</text:p>
      <text:p text:style-name="P22">Plus éventuellement les effets listés dans la colonne de ce nom.</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0">Nom</text:p>
          </table:table-cell>
          <table:table-cell table:style-name="Tableau1.A1" office:value-type="string">
            <text:p text:style-name="P50">Seigneur</text:p>
          </table:table-cell>
          <table:table-cell table:style-name="Tableau1.A1" office:value-type="string">
            <text:p text:style-name="P50">Puissance</text:p>
          </table:table-cell>
          <table:table-cell table:style-name="Tableau1.D1" office:value-type="string">
            <text:p text:style-name="P50">Effets</text:p>
          </table:table-cell>
        </table:table-row>
        <table:table-row>
          <table:table-cell table:style-name="Tableau1.A5" office:value-type="string">
            <text:p text:style-name="P23">Mors</text:p>
          </table:table-cell>
          <table:table-cell table:style-name="Tableau1.B2" office:value-type="string">
            <text:p text:style-name="P56"><text:span text:style-name="T43">Ronj </text:span>Creuse les terriers</text:p>
          </table:table-cell>
          <table:table-cell table:style-name="Tableau1.C2" office:value-type="string">
            <text:p text:style-name="P56">0,7</text:p>
          </table:table-cell>
          <table:table-cell table:style-name="Tableau1.D2" office:value-type="string">
            <text:p text:style-name="P61">Meilleur équipement</text:p>
            <text:p text:style-name="P109">Plus de loyauté</text:p>
            <text:p text:style-name="P109"><text:a xlink:type="simple" xlink:href="http://bibliotheque-imperiale.com/index.php/Clan_Mors" text:style-name="Internet_20_link" text:visited-style-name="Visited_20_Internet_20_Link">http://bibliotheque-imperiale.com/index.php/Clan_Mors</text:a></text:p>
            <text:p text:style-name="P109"/>
          </table:table-cell>
        </table:table-row>
        <table:table-row>
          <table:table-cell table:style-name="Tableau1.A5" office:value-type="string">
            <text:p text:style-name="P57">Pestilens</text:p>
          </table:table-cell>
          <table:table-cell table:style-name="Tableau1.B3" office:value-type="string">
            <text:p text:style-name="P81">Nurglitch VII</text:p>
          </table:table-cell>
          <table:table-cell table:style-name="Tableau1.C3" office:value-type="string">
            <text:p text:style-name="P57">0,9</text:p>
          </table:table-cell>
          <table:table-cell table:style-name="Tableau1.D3" office:value-type="string">
            <text:p text:style-name="P104">ConfrerieDeLaPeste</text:p>
          </table:table-cell>
        </table:table-row>
        <table:table-row>
          <table:table-cell table:style-name="Tableau1.A5" office:value-type="string">
            <text:p text:style-name="P58">Moulder</text:p>
          </table:table-cell>
          <table:table-cell table:style-name="Tableau1.B4" office:value-type="string">
            <text:p text:style-name="P81">Verminkin le bouffi</text:p>
          </table:table-cell>
          <table:table-cell table:style-name="Tableau1.C4" office:value-type="string">
            <text:p text:style-name="P58">0,9</text:p>
          </table:table-cell>
          <table:table-cell table:style-name="Tableau1.D4" office:value-type="string">
            <text:p text:style-name="P61">Bonus de richesse</text:p>
          </table:table-cell>
        </table:table-row>
        <table:table-row>
          <table:table-cell table:style-name="Tableau1.A5" office:value-type="string">
            <text:p text:style-name="P58">Septik</text:p>
          </table:table-cell>
          <table:table-cell table:style-name="Tableau1.B5" office:value-type="string">
            <text:p text:style-name="P49"/>
          </table:table-cell>
          <table:table-cell table:style-name="Tableau1.C5" office:value-type="string">
            <text:p text:style-name="P58">0,4</text:p>
          </table:table-cell>
          <table:table-cell table:style-name="Tableau1.D5" office:value-type="string">
            <text:p text:style-name="P104">ConfrerieDeLaPeste</text:p>
          </table:table-cell>
        </table:table-row>
        <table:table-row>
          <table:table-cell table:style-name="Tableau1.A6" office:value-type="string">
            <text:p text:style-name="P58">Eshin</text:p>
          </table:table-cell>
          <table:table-cell table:style-name="Tableau1.B6" office:value-type="string">
            <text:p text:style-name="P49">Sneek <text:span text:style-name="T43">sombre nuit</text:span></text:p>
          </table:table-cell>
          <table:table-cell table:style-name="Tableau1.C6" office:value-type="string">
            <text:p text:style-name="P58">0,9</text:p>
          </table:table-cell>
          <table:table-cell table:style-name="Tableau1.D6" office:value-type="string">
            <text:p text:style-name="P49"/>
          </table:table-cell>
        </table:table-row>
        <table:table-row>
          <table:table-cell table:style-name="Tableau1.A8" office:value-type="string">
            <text:p text:style-name="P58">Skyre</text:p>
          </table:table-cell>
          <table:table-cell table:style-name="Tableau1.B7" office:value-type="string">
            <text:p text:style-name="P49"><text:span text:style-name="T11">Morskittar</text:span> </text:p>
          </table:table-cell>
          <table:table-cell table:style-name="Tableau1.C7" office:value-type="string">
            <text:p text:style-name="P58">1,0</text:p>
          </table:table-cell>
          <table:table-cell table:style-name="Tableau1.D7" office:value-type="string">
            <text:p text:style-name="P62">Bonus de richesse</text:p>
          </table:table-cell>
        </table:table-row>
        <table:table-row>
          <table:table-cell table:style-name="Tableau1.A8" office:value-type="string">
            <text:p text:style-name="P61">Mor<text:span text:style-name="T61">d</text:span>kin</text:p>
          </table:table-cell>
          <table:table-cell table:style-name="Tableau1.B8" office:value-type="string">
            <text:p text:style-name="P49"/>
          </table:table-cell>
          <table:table-cell table:style-name="Tableau1.C8" office:value-type="string">
            <text:p text:style-name="P58"/>
          </table:table-cell>
          <table:table-cell table:style-name="Tableau1.D8" office:value-type="string">
            <text:p text:style-name="P61">Fourrure teinte</text:p>
            <text:p text:style-name="P107">obsédés par la mort et les ossements</text:p>
            <text:p text:style-name="P107"><text:a xlink:type="simple" xlink:href="http://bibliotheque-imperiale.com/index.php/Clan_Mordkin" text:style-name="Internet_20_link" text:visited-style-name="Visited_20_Internet_20_Link">http://bibliotheque-imperiale.com/index.php/Clan_Mordkin</text:a></text:p>
          </table:table-cell>
        </table:table-row>
        <table:table-row>
          <table:table-cell table:style-name="Tableau1.A9" office:value-type="string">
            <text:p text:style-name="P61">Grutnik</text:p>
          </table:table-cell>
          <table:table-cell table:style-name="Tableau1.B9" office:value-type="string">
            <text:p text:style-name="P49"/>
          </table:table-cell>
          <table:table-cell table:style-name="Tableau1.C9" office:value-type="string">
            <text:p text:style-name="P58"/>
          </table:table-cell>
          <table:table-cell table:style-name="Tableau1.D9" office:value-type="string">
            <text:p text:style-name="P61">Fourrure teinte</text:p>
            <text:p text:style-name="P108">Gros accès à la malepierre</text:p>
            <text:p text:style-name="P108"><text:a xlink:type="simple" xlink:href="http://bibliotheque-imperiale.com/index.php/Clan_Grutnik" text:style-name="Internet_20_link" text:visited-style-name="Visited_20_Internet_20_Link">http://bibliotheque-imperiale.com/index.php/Clan_Grutnik</text:a></text:p>
          </table:table-cell>
        </table:table-row>
        <table:table-row>
          <table:table-cell table:style-name="Tableau1.A10" office:value-type="string">
            <text:p text:style-name="P61">Charogne</text:p>
          </table:table-cell>
          <table:table-cell table:style-name="Tableau1.B10" office:value-type="string">
            <text:p text:style-name="P49"/>
          </table:table-cell>
          <table:table-cell table:style-name="Tableau1.C10" office:value-type="string">
            <text:p text:style-name="P58"/>
          </table:table-cell>
          <table:table-cell table:style-name="Tableau1.D10" office:value-type="string">
            <text:p text:style-name="P61"/>
          </table:table-cell>
        </table:table-row>
        <table:table-row>
          <table:table-cell table:style-name="Tableau1.A11" office:value-type="string">
            <text:p text:style-name="P61">Volkn</text:p>
          </table:table-cell>
          <table:table-cell table:style-name="Tableau1.B11" office:value-type="string">
            <text:p text:style-name="P49"/>
          </table:table-cell>
          <table:table-cell table:style-name="Tableau1.C11" office:value-type="string">
            <text:p text:style-name="P58"/>
          </table:table-cell>
          <table:table-cell table:style-name="Tableau1.D11" office:value-type="string">
            <text:p text:style-name="P61">Vivent sous une chaîne volcanique, arme en obsidienne</text:p>
            <text:p text:style-name="P109">pelage teint en rouge</text:p>
            <text:p text:style-name="P109"/>
          </table:table-cell>
        </table:table-row>
        <table:table-row>
          <table:table-cell table:style-name="Tableau1.A12" office:value-type="string">
            <text:p text:style-name="P68">Rictus</text:p>
          </table:table-cell>
          <table:table-cell table:style-name="Tableau1.B12" office:value-type="string">
            <text:p text:style-name="P81">Kratch, <text:span text:style-name="T61">griffe de la damnation</text:span></text:p>
          </table:table-cell>
          <table:table-cell table:style-name="Tableau1.C12" office:value-type="string">
            <text:p text:style-name="P58"/>
          </table:table-cell>
          <table:table-cell table:style-name="Tableau1.D12" office:value-type="string">
            <text:p text:style-name="P71">+0,1 proba de pelage noir</text:p>
            <text:p text:style-name="P107">Plus de proba de raids sur des gobelins</text:p>
            <text:p text:style-name="P107"><text:a xlink:type="simple" xlink:href="http://bibliotheque-imperiale.com/index.php/Clan_Rictus" text:style-name="Internet_20_link" text:visited-style-name="Visited_20_Internet_20_Link">http://bibliotheque-imperiale.com/index.php/Clan_Rictus</text:a></text:p>
          </table:table-cell>
        </table:table-row>
        <table:table-row>
          <table:table-cell table:style-name="Tableau1.A13" office:value-type="string">
            <text:p text:style-name="P79">Skab</text:p>
          </table:table-cell>
          <table:table-cell table:style-name="Tableau1.B13" office:value-type="string">
            <text:p text:style-name="P81">Griznekt Fourrage-les-hommes</text:p>
          </table:table-cell>
          <table:table-cell table:style-name="Tableau1.C13" office:value-type="string">
            <text:p text:style-name="P79">0,7</text:p>
          </table:table-cell>
          <table:table-cell table:style-name="Tableau1.D13" office:value-type="string">
            <text:p text:style-name="P72">+0,1 proba de pelage noir</text:p>
          </table:table-cell>
        </table:table-row>
        <table:table-row>
          <table:table-cell table:style-name="Tableau1.A14" office:value-type="string">
            <text:p text:style-name="P80">Morbidus</text:p>
          </table:table-cell>
          <table:table-cell table:style-name="Tableau1.B14" office:value-type="string">
            <text:p text:style-name="P81">Grotchrot</text:p>
          </table:table-cell>
          <table:table-cell table:style-name="Tableau1.C14" office:value-type="string">
            <text:p text:style-name="P104">0,5</text:p>
          </table:table-cell>
          <table:table-cell table:style-name="Tableau1.D14" office:value-type="string">
            <text:p text:style-name="P104">ConfrerieDeLaPeste</text:p>
          </table:table-cell>
        </table:table-row>
        <table:table-row>
          <table:table-cell table:style-name="Tableau1.A15" office:value-type="string">
            <text:p text:style-name="P80">Scorbut</text:p>
          </table:table-cell>
          <table:table-cell table:style-name="Tableau1.B15" office:value-type="string">
            <text:p text:style-name="P81">Vrisk Gratte le fer</text:p>
          </table:table-cell>
          <table:table-cell table:style-name="Tableau1.C15" office:value-type="string">
            <text:p text:style-name="P79"/>
          </table:table-cell>
          <table:table-cell table:style-name="Tableau1.D15" office:value-type="string">
            <text:p text:style-name="P71"/>
          </table:table-cell>
        </table:table-row>
        <table:table-row>
          <table:table-cell table:style-name="Tableau1.A16" office:value-type="string">
            <text:p text:style-name="P93">Krizzor</text:p>
          </table:table-cell>
          <table:table-cell table:style-name="Tableau1.B16" office:value-type="string">
            <text:p text:style-name="P81"/>
          </table:table-cell>
          <table:table-cell table:style-name="Tableau1.C16" office:value-type="string">
            <text:p text:style-name="P93"/>
          </table:table-cell>
          <table:table-cell table:style-name="Tableau1.D16" office:value-type="string">
            <text:p text:style-name="P71"/>
          </table:table-cell>
        </table:table-row>
        <table:table-row>
          <table:table-cell table:style-name="Tableau1.A17" office:value-type="string">
            <text:p text:style-name="P95">Liskit</text:p>
          </table:table-cell>
          <table:table-cell table:style-name="Tableau1.B17" office:value-type="string">
            <text:p text:style-name="P81"/>
          </table:table-cell>
          <table:table-cell table:style-name="Tableau1.C17" office:value-type="string">
            <text:p text:style-name="P93"/>
          </table:table-cell>
          <table:table-cell table:style-name="Tableau1.D17" office:value-type="string">
            <text:p text:style-name="P71"/>
          </table:table-cell>
        </table:table-row>
        <text:soft-page-break/>
        <table:table-row>
          <table:table-cell table:style-name="Tableau1.A18" office:value-type="string">
            <text:p text:style-name="P103">Festus</text:p>
          </table:table-cell>
          <table:table-cell table:style-name="Tableau1.B18" office:value-type="string">
            <text:p text:style-name="P81"/>
          </table:table-cell>
          <table:table-cell table:style-name="Tableau1.C18" office:value-type="string">
            <text:p text:style-name="P93"/>
          </table:table-cell>
          <table:table-cell table:style-name="Tableau1.D18" office:value-type="string">
            <text:p text:style-name="P71"/>
          </table:table-cell>
        </table:table-row>
        <table:table-row>
          <table:table-cell table:style-name="Tableau1.A19" office:value-type="string">
            <text:p text:style-name="P104">Raklur</text:p>
          </table:table-cell>
          <table:table-cell table:style-name="Tableau1.B19" office:value-type="string">
            <text:p text:style-name="P81"/>
          </table:table-cell>
          <table:table-cell table:style-name="Tableau1.C19" office:value-type="string">
            <text:p text:style-name="P93"/>
          </table:table-cell>
          <table:table-cell table:style-name="Tableau1.D19" office:value-type="string">
            <text:p text:style-name="P104">Voleurs et charognards</text:p>
            <text:p text:style-name="P104"><text:a xlink:type="simple" xlink:href="http://bibliotheque-imperiale.com/index.php/Clan_Raklur" text:style-name="Internet_20_link" text:visited-style-name="Visited_20_Internet_20_Link">http://bibliotheque-imperiale.com/index.php/Clan_Raklur</text:a></text:p>
          </table:table-cell>
        </table:table-row>
        <table:table-row>
          <table:table-cell table:style-name="Tableau1.A21" office:value-type="string">
            <text:p text:style-name="P106">Scorbut</text:p>
          </table:table-cell>
          <table:table-cell table:style-name="Tableau1.B21" office:value-type="string">
            <text:p text:style-name="P81"/>
          </table:table-cell>
          <table:table-cell table:style-name="Tableau1.C21" office:value-type="string">
            <text:p text:style-name="P93"/>
          </table:table-cell>
          <table:table-cell table:style-name="Tableau1.D21" office:value-type="string">
            <text:p text:style-name="P106">Clan de navigateurs</text:p>
            <text:p text:style-name="P106"><text:a xlink:type="simple" xlink:href="http://bibliotheque-imperiale.com/index.php/Clan_Scorbut" text:style-name="Internet_20_link" text:visited-style-name="Visited_20_Internet_20_Link">http://bibliotheque-imperiale.com/index.php/Clan_Scorbut</text:a></text:p>
          </table:table-cell>
        </table:table-row>
        <table:table-row>
          <table:table-cell table:style-name="Tableau1.A21" office:value-type="string">
            <text:p text:style-name="P110">Skrat</text:p>
          </table:table-cell>
          <table:table-cell table:style-name="Tableau1.B21" office:value-type="string">
            <text:p text:style-name="P81"/>
          </table:table-cell>
          <table:table-cell table:style-name="Tableau1.C21" office:value-type="string">
            <text:p text:style-name="P93"/>
          </table:table-cell>
          <table:table-cell table:style-name="Tableau1.D21" office:value-type="string">
            <text:p text:style-name="P105">ConfrerieDeLaPeste</text:p>
          </table:table-cell>
        </table:table-row>
        <table:table-row>
          <table:table-cell table:style-name="Tableau1.A22" office:value-type="string">
            <text:p text:style-name="P110">Gratzz</text:p>
          </table:table-cell>
          <table:table-cell table:style-name="Tableau1.B22" office:value-type="string">
            <text:p text:style-name="P81"/>
          </table:table-cell>
          <table:table-cell table:style-name="Tableau1.C22" office:value-type="string">
            <text:p text:style-name="P93"/>
          </table:table-cell>
          <table:table-cell table:style-name="Tableau1.D22" office:value-type="string">
            <text:p text:style-name="P105">ConfrerieDeLaPeste</text:p>
          </table:table-cell>
        </table:table-row>
      </table:table>
      <text:p text:style-name="P31"/>
      <text:h text:style-name="Heading_20_3" text:outline-level="3"><text:bookmark-start text:name="__RefHeading___Toc1801_32828013"/>Fourrure<text:bookmark-end text:name="__RefHeading___Toc1801_32828013"/></text:h>
      <table:table table:name="Tableau4" table:style-name="Tableau4">
        <table:table-column table:style-name="Tableau4.A"/>
        <table:table-column table:style-name="Tableau4.B"/>
        <table:table-column table:style-name="Tableau4.C"/>
        <table:table-row>
          <table:table-cell table:style-name="Tableau4.A1" office:value-type="string">
            <text:p text:style-name="P69">Couleur</text:p>
          </table:table-cell>
          <table:table-cell table:style-name="Tableau4.A1" office:value-type="string">
            <text:p text:style-name="P69">Proba</text:p>
          </table:table-cell>
          <table:table-cell table:style-name="Tableau4.C1" office:value-type="string">
            <text:p text:style-name="P69">Effet</text:p>
          </table:table-cell>
        </table:table-row>
        <table:table-row>
          <table:table-cell table:style-name="Tableau4.A5" office:value-type="string">
            <text:p text:style-name="P69">Brun ou tacheté</text:p>
          </table:table-cell>
          <table:table-cell table:style-name="Tableau4.B5" office:value-type="string">
            <text:p text:style-name="P69">0,95</text:p>
          </table:table-cell>
          <table:table-cell table:style-name="Tableau4.C2" office:value-type="string">
            <text:p text:style-name="P49"/>
          </table:table-cell>
        </table:table-row>
        <table:table-row>
          <table:table-cell table:style-name="Tableau4.A5" office:value-type="string">
            <text:p text:style-name="P69">Gris</text:p>
          </table:table-cell>
          <table:table-cell table:style-name="Tableau4.B5" office:value-type="string">
            <text:p text:style-name="P69">0,001</text:p>
          </table:table-cell>
          <table:table-cell table:style-name="Tableau4.C3" office:value-type="string">
            <text:p text:style-name="P69">Prophète, magicien</text:p>
            <text:p text:style-name="P75">a aussi des cornes</text:p>
            <text:p text:style-name="P70">statut +0,4</text:p>
          </table:table-cell>
        </table:table-row>
        <table:table-row>
          <table:table-cell table:style-name="Tableau4.A5" office:value-type="string">
            <text:p text:style-name="P69">Noir</text:p>
          </table:table-cell>
          <table:table-cell table:style-name="Tableau4.B5" office:value-type="string">
            <text:p text:style-name="P69">0,04</text:p>
          </table:table-cell>
          <table:table-cell table:style-name="Tableau4.C4" office:value-type="string">
            <text:p text:style-name="P29"><text:span text:style-name="T28">marque du tueur donc potentiellement assassin ou </text:span>vermine de choc</text:p>
            <text:p text:style-name="P32">statut +0,1</text:p>
          </table:table-cell>
        </table:table-row>
        <table:table-row>
          <table:table-cell table:style-name="Tableau4.A5" office:value-type="string">
            <text:p text:style-name="P69">Blanc</text:p>
          </table:table-cell>
          <table:table-cell table:style-name="Tableau4.B5" office:value-type="string">
            <text:p text:style-name="P69">0,01</text:p>
          </table:table-cell>
          <table:table-cell table:style-name="Tableau4.C5" office:value-type="string">
            <text:p text:style-name="P69">Chef ou magicien</text:p>
            <text:p text:style-name="P70">statut +0,3</text:p>
          </table:table-cell>
        </table:table-row>
      </table:table>
      <text:p text:style-name="P48"/>
      <text:h text:style-name="P135" text:outline-level="3"><text:bookmark-start text:name="__RefHeading___Toc715_971483666"/>Métier skaven<text:bookmark-end text:name="__RefHeading___Toc715_971483666"/></text:h>
      <text:p text:style-name="Text_20_body">Comme on fait commencer le jeu à la majorité des skavens ils ont un métier tiré au hasard parmi les suivants. <text:span text:style-name="T34">Le métier d'un skaven lui donne comme carac :</text:span></text:p>
      <text:p text:style-name="P24">Métier/[Nom de métier]</text:p>
      <text:p text:style-name="P24">+ tout ce qui est éventuellement contenu dans la colonne effets.</text:p>
      <text:p text:style-name="P37">Pour tous les métiers marqué "<text:span text:style-name="T46">Métier</text:span><text:span text:style-name="T47"> </text:span><text:span text:style-name="T46">d'</text:span><text:span text:style-name="T47">esc</text:span><text:span text:style-name="T48">la</text:span><text:span text:style-name="T47">ve</text:span>" il y a 40% de chance d'être un escalve si on fait ce métier (à tirer après détermination du métier)</text:p>
      <table:table table:name="Tableau2" table:style-name="Tableau2">
        <table:table-column table:style-name="Tableau2.A"/>
        <table:table-column table:style-name="Tableau2.B"/>
        <table:table-column table:style-name="Tableau2.C"/>
        <table:table-row>
          <table:table-cell table:style-name="Tableau2.A1" office:value-type="string">
            <text:p text:style-name="P56">Nom</text:p>
          </table:table-cell>
          <table:table-cell table:style-name="Tableau2.A1" office:value-type="string">
            <text:p text:style-name="P56">Proba</text:p>
          </table:table-cell>
          <table:table-cell table:style-name="Tableau2.C1" office:value-type="string">
            <text:p text:style-name="P56">Effets</text:p>
          </table:table-cell>
        </table:table-row>
        <table:table-row>
          <table:table-cell table:style-name="Tableau2.A14" office:value-type="string">
            <text:p text:style-name="P65">Cultivateur de champignons</text:p>
          </table:table-cell>
          <table:table-cell table:style-name="Tableau2.B14" office:value-type="string">
            <text:p text:style-name="P56">0,<text:span text:style-name="T50">25</text:span></text:p>
          </table:table-cell>
          <table:table-cell table:style-name="Tableau2.C5" office:value-type="string">
            <text:p text:style-name="P85"><text:span text:style-name="T45">Métier</text:span> <text:span text:style-name="T45">d'</text:span>esc<text:span text:style-name="T41">la</text:span>ve</text:p>
          </table:table-cell>
        </table:table-row>
        <table:table-row>
          <table:table-cell table:style-name="Tableau2.A14" office:value-type="string">
            <text:p text:style-name="P65">Mineur</text:p>
          </table:table-cell>
          <table:table-cell table:style-name="Tableau2.B14" office:value-type="string">
            <text:p text:style-name="P65">0,<text:span text:style-name="T50">25</text:span></text:p>
          </table:table-cell>
          <table:table-cell table:style-name="Tableau2.C5" office:value-type="string">
            <text:p text:style-name="P84"><text:span text:style-name="T45">Métier</text:span> <text:span text:style-name="T45">d'</text:span>esc<text:span text:style-name="T41">la</text:span>ve</text:p>
          </table:table-cell>
        </table:table-row>
        <table:table-row>
          <table:table-cell table:style-name="Tableau2.A14" office:value-type="string">
            <text:p text:style-name="P89">Entreteneur de galerie</text:p>
          </table:table-cell>
          <table:table-cell table:style-name="Tableau2.B14" office:value-type="string">
            <text:p text:style-name="P89">0,1</text:p>
          </table:table-cell>
          <table:table-cell table:style-name="Tableau2.C5" office:value-type="string">
            <text:p text:style-name="P87"><text:span text:style-name="T45">Métier</text:span> <text:span text:style-name="T45">d'</text:span>esc<text:span text:style-name="T41">la</text:span>ve</text:p>
            <text:p text:style-name="P84"/>
          </table:table-cell>
        </table:table-row>
        <table:table-row>
          <table:table-cell table:style-name="Tableau2.A14" office:value-type="string">
            <text:p text:style-name="P83">Récolteur de nourriture des marais</text:p>
          </table:table-cell>
          <table:table-cell table:style-name="Tableau2.B14" office:value-type="string">
            <text:p text:style-name="P83">0,1</text:p>
          </table:table-cell>
          <table:table-cell table:style-name="Tableau2.C5" office:value-type="string">
            <text:p text:style-name="P85"><text:span text:style-name="T45">Métier</text:span> <text:span text:style-name="T45">d'</text:span>esc<text:span text:style-name="T41">la</text:span>ve</text:p>
            <text:p text:style-name="P51">Habitant de Skarogne</text:p>
            <text:p text:style-name="P53"><text:a xlink:type="simple" xlink:href="http://bibliotheque-imperiale.com/index.php/Skarogne" text:style-name="Internet_20_link" text:visited-style-name="Visited_20_Internet_20_Link">http://bibliotheque-imperiale.com/index.php/Skarogne</text:a></text:p>
          </table:table-cell>
        </table:table-row>
        <table:table-row>
          <table:table-cell table:style-name="Tableau2.A14" office:value-type="string">
            <text:p text:style-name="P56">Guerrier des clans</text:p>
          </table:table-cell>
          <table:table-cell table:style-name="Tableau2.B14" office:value-type="string">
            <text:p text:style-name="P56">0,<text:span text:style-name="T49">25</text:span></text:p>
          </table:table-cell>
          <table:table-cell table:style-name="Tableau2.C9" office:value-type="string">
            <text:p text:style-name="P49"/>
          </table:table-cell>
        </table:table-row>
        <table:table-row>
          <table:table-cell table:style-name="Tableau2.A14" office:value-type="string">
            <text:p text:style-name="P88">Docker</text:p>
          </table:table-cell>
          <table:table-cell table:style-name="Tableau2.B14" office:value-type="string">
            <text:p text:style-name="P88">0,05</text:p>
          </table:table-cell>
          <table:table-cell table:style-name="Tableau2.C9" office:value-type="string">
            <text:p text:style-name="P86"><text:span text:style-name="T45">Métier</text:span> <text:span text:style-name="T45">d'</text:span>esc<text:span text:style-name="T41">la</text:span>ve</text:p>
            <text:p text:style-name="P52">Habitant de Skarogne</text:p>
            <text:p text:style-name="P54"><text:a xlink:type="simple" xlink:href="http://bibliotheque-imperiale.com/index.php/Skarogne" text:style-name="Internet_20_link" text:visited-style-name="Visited_20_Internet_20_Link">http://bibliotheque-imperiale.com/index.php/Skarogne</text:a></text:p>
          </table:table-cell>
        </table:table-row>
        <text:soft-page-break/>
        <table:table-row>
          <table:table-cell table:style-name="Tableau2.A14" office:value-type="string">
            <text:p text:style-name="P98">Servant de machine Skyre</text:p>
          </table:table-cell>
          <table:table-cell table:style-name="Tableau2.B14" office:value-type="string">
            <text:p text:style-name="P98">0,02</text:p>
          </table:table-cell>
          <table:table-cell table:style-name="Tableau2.C9" office:value-type="string">
            <text:p text:style-name="P55"><text:span text:style-name="T22">Malerail, </text:span><text:span text:style-name="T26">Foreuse (tiré au hasard)</text:span></text:p>
          </table:table-cell>
        </table:table-row>
        <table:table-row>
          <table:table-cell table:style-name="Tableau2.A14" office:value-type="string">
            <text:p text:style-name="P83">Garde d'esclave</text:p>
          </table:table-cell>
          <table:table-cell table:style-name="Tableau2.B14" office:value-type="string">
            <text:p text:style-name="P83">0,1</text:p>
          </table:table-cell>
          <table:table-cell table:style-name="Tableau2.C9" office:value-type="string">
            <text:p text:style-name="P83">Tirer au hasard quels esclaves à surveiller parmi les métiers d'esclaves. </text:p>
          </table:table-cell>
        </table:table-row>
        <table:table-row>
          <table:table-cell table:style-name="Tableau2.A14" office:value-type="string">
            <text:p text:style-name="P57">Moine de la peste</text:p>
          </table:table-cell>
          <table:table-cell table:style-name="Tableau2.B14" office:value-type="string">
            <text:p text:style-name="P57">0</text:p>
          </table:table-cell>
          <table:table-cell table:style-name="Tableau2.C11" office:value-type="string">
            <text:p text:style-name="P57">+0,<text:span text:style-name="T38">4</text:span> pour le clan Pestilens</text:p>
          </table:table-cell>
        </table:table-row>
        <table:table-row>
          <table:table-cell table:style-name="Tableau2.A14" office:value-type="string">
            <text:p text:style-name="P77">Prêtre de la peste</text:p>
          </table:table-cell>
          <table:table-cell table:style-name="Tableau2.B14" office:value-type="string">
            <text:p text:style-name="P77">0</text:p>
          </table:table-cell>
          <table:table-cell table:style-name="Tableau2.C11" office:value-type="string">
            <text:p text:style-name="P77">0,01 pour le clan Pestilens</text:p>
          </table:table-cell>
        </table:table-row>
        <table:table-row>
          <table:table-cell table:style-name="Tableau2.A14" office:value-type="string">
            <text:p text:style-name="P58">Technomage</text:p>
          </table:table-cell>
          <table:table-cell table:style-name="Tableau2.B14" office:value-type="string">
            <text:p text:style-name="P58">0</text:p>
          </table:table-cell>
          <table:table-cell table:style-name="Tableau2.C12" office:value-type="string">
            <text:p text:style-name="P58">+0,1 pour le clan Skyre</text:p>
          </table:table-cell>
        </table:table-row>
        <table:table-row>
          <table:table-cell table:style-name="Tableau2.A14" office:value-type="string">
            <text:p text:style-name="P63">Espion</text:p>
          </table:table-cell>
          <table:table-cell table:style-name="Tableau2.B14" office:value-type="string">
            <text:p text:style-name="P63">0,0<text:span text:style-name="T39">5</text:span></text:p>
          </table:table-cell>
          <table:table-cell table:style-name="Tableau2.C13" office:value-type="string">
            <text:p text:style-name="P64">+0,1 pour le clan Eshin</text:p>
          </table:table-cell>
        </table:table-row>
        <table:table-row>
          <table:table-cell table:style-name="Tableau2.A14" office:value-type="string">
            <text:p text:style-name="P63">Assassin</text:p>
          </table:table-cell>
          <table:table-cell table:style-name="Tableau2.B14" office:value-type="string">
            <text:p text:style-name="P63">0</text:p>
          </table:table-cell>
          <table:table-cell table:style-name="Tableau2.C14" office:value-type="string">
            <text:p text:style-name="P63">+0,1 pour le clan Eshin</text:p>
          </table:table-cell>
        </table:table-row>
        <table:table-row>
          <table:table-cell table:style-name="Tableau2.A15" office:value-type="string">
            <text:p text:style-name="P63">Coureur d'égoûts</text:p>
          </table:table-cell>
          <table:table-cell table:style-name="Tableau2.B15" office:value-type="string">
            <text:p text:style-name="P63">0</text:p>
          </table:table-cell>
          <table:table-cell table:style-name="Tableau2.C15" office:value-type="string">
            <text:p text:style-name="P63">+0,3 pour le clan Eshin</text:p>
          </table:table-cell>
        </table:table-row>
        <table:table-row>
          <table:table-cell table:style-name="Tableau2.A16" office:value-type="string">
            <text:p text:style-name="P66">Gardien de nourissons</text:p>
          </table:table-cell>
          <table:table-cell table:style-name="Tableau2.B16" office:value-type="string">
            <text:p text:style-name="P66">0,05</text:p>
          </table:table-cell>
          <table:table-cell table:style-name="Tableau2.C16" office:value-type="string">
            <text:p text:style-name="P66">Castré</text:p>
            <text:p text:style-name="P67"><text:a xlink:type="simple" xlink:href="http://bibliotheque-imperiale.com/index.php/Femelle_Skaven" text:style-name="Internet_20_link" text:visited-style-name="Visited_20_Internet_20_Link">http://bibliotheque-imperiale.com/index.php/Femelle_Skaven</text:a></text:p>
          </table:table-cell>
        </table:table-row>
        <table:table-row>
          <table:table-cell table:style-name="Tableau2.A17" office:value-type="string">
            <text:p text:style-name="P73">Vermine de choc</text:p>
          </table:table-cell>
          <table:table-cell table:style-name="Tableau2.B17" office:value-type="string">
            <text:p text:style-name="P73">0,001</text:p>
          </table:table-cell>
          <table:table-cell table:style-name="Tableau2.C17" office:value-type="string">
            <text:p text:style-name="P73">+0,<text:span text:style-name="T49">9</text:span> si pelage noir</text:p>
          </table:table-cell>
        </table:table-row>
        <table:table-row>
          <table:table-cell table:style-name="Tableau2.A18" office:value-type="string">
            <text:p text:style-name="P74">Prophète gris</text:p>
          </table:table-cell>
          <table:table-cell table:style-name="Tableau2.B18" office:value-type="string">
            <text:p text:style-name="P74">0</text:p>
          </table:table-cell>
          <table:table-cell table:style-name="Tableau2.C18" office:value-type="string">
            <text:p text:style-name="P74"><text:span text:style-name="T42">Proba </text:span>+10 si cornes</text:p>
            <text:p text:style-name="P76">durée de vie *10</text:p>
          </table:table-cell>
        </table:table-row>
        <table:table-row>
          <table:table-cell table:style-name="Tableau2.A19" office:value-type="string">
            <text:p text:style-name="P91">MaitreCorrupteur</text:p>
          </table:table-cell>
          <table:table-cell table:style-name="Tableau2.B19" office:value-type="string">
            <text:p text:style-name="P91">0</text:p>
          </table:table-cell>
          <table:table-cell table:style-name="Tableau2.C19" office:value-type="string">
            <text:p text:style-name="P91">+0,03 si Clan/moulder</text:p>
          </table:table-cell>
        </table:table-row>
        <table:table-row>
          <table:table-cell table:style-name="Tableau2.A20" office:value-type="string">
            <text:p text:style-name="P91">ChefDeMeute</text:p>
          </table:table-cell>
          <table:table-cell table:style-name="Tableau2.B20" office:value-type="string">
            <text:p text:style-name="P91">0</text:p>
          </table:table-cell>
          <table:table-cell table:style-name="Tableau2.C20" office:value-type="string">
            <text:p text:style-name="P92">+0,1 si Clan/<text:span text:style-name="T54">M</text:span>oulder <text:span text:style-name="T53">|| Clan/Krizzor</text:span></text:p>
            <text:p text:style-name="P91">Peut évoluer vers MaitreCorrupteur</text:p>
          </table:table-cell>
        </table:table-row>
      </table:table>
      <text:p text:style-name="Text_20_body"/>
      <text:h text:style-name="Heading_20_3" text:outline-level="3"><text:bookmark-start text:name="__RefHeading___Toc876_971483666"/>Mutations<text:bookmark-end text:name="__RefHeading___Toc876_971483666"/></text:h>
      <text:p text:style-name="P28">Quand un skaven mute on tire une mutation aléatoire parmi les suivantes : </text:p>
      <text:p text:style-name="P28">Longues jambes, nouvelle jambe, nouveau bras, cornes</text:p>
      <text:h text:style-name="Heading_20_3" text:outline-level="3"><text:bookmark-start text:name="__RefHeading___Toc1023_1408489772"/>Magie skaven<text:bookmark-end text:name="__RefHeading___Toc1023_1408489772"/></text:h>
      <text:p text:style-name="P33">Un skaven magicien se consacre à un des 3 domaines suivants au hasard : </text:p>
      <table:table table:name="Tableau5" table:style-name="Tableau5">
        <table:table-column table:style-name="Tableau5.A"/>
        <table:table-column table:style-name="Tableau5.B"/>
        <table:table-row>
          <table:table-cell table:style-name="Tableau5.A1" office:value-type="string">
            <text:p text:style-name="P78">Domaine</text:p>
          </table:table-cell>
          <table:table-cell table:style-name="Tableau5.B1" office:value-type="string">
            <text:p text:style-name="P78">Effet</text:p>
          </table:table-cell>
        </table:table-row>
        <table:table-row>
          <table:table-cell table:style-name="Tableau5.A3" office:value-type="string">
            <text:p text:style-name="P78">Peste</text:p>
          </table:table-cell>
          <table:table-cell table:style-name="Tableau5.B2" office:value-type="string">
            <text:p text:style-name="P78">Domaine obligé pour le clan pestilens ou Septik</text:p>
          </table:table-cell>
        </table:table-row>
        <table:table-row>
          <table:table-cell table:style-name="Tableau5.A3" office:value-type="string">
            <text:p text:style-name="P78">Ruse</text:p>
          </table:table-cell>
          <table:table-cell table:style-name="Tableau5.B3" office:value-type="string">
            <text:p text:style-name="P78">Obligé pour le clan Eshin</text:p>
          </table:table-cell>
        </table:table-row>
        <table:table-row>
          <table:table-cell table:style-name="Tableau5.A4" office:value-type="string">
            <text:p text:style-name="P78">Ruine</text:p>
          </table:table-cell>
          <table:table-cell table:style-name="Tableau5.B4" office:value-type="string">
            <text:p text:style-name="P49"/>
          </table:table-cell>
        </table:table-row>
      </table:table>
      <text:h text:style-name="Heading_20_3" text:outline-level="3"><text:bookmark-start text:name="__RefHeading___Toc2346_671969639"/><text:s/><text:span text:style-name="T44">Villes et lieux d'habitation</text:span><text:bookmark-end text:name="__RefHeading___Toc2346_671969639"/></text:h>
      <table:table table:name="Tableau6" table:style-name="Tableau6">
        <table:table-column table:style-name="Tableau6.A"/>
        <table:table-column table:style-name="Tableau6.B"/>
        <table:table-column table:style-name="Tableau6.C"/>
        <table:table-row>
          <table:table-cell table:style-name="Tableau6.A1" office:value-type="string">
            <text:p text:style-name="P82">Lieu</text:p>
          </table:table-cell>
          <table:table-cell table:style-name="Tableau6.A1" office:value-type="string">
            <text:p text:style-name="P82">Proba</text:p>
          </table:table-cell>
          <table:table-cell table:style-name="Tableau6.C1" office:value-type="string">
            <text:p text:style-name="P49"/>
          </table:table-cell>
        </table:table-row>
        <table:table-row>
          <table:table-cell table:style-name="Tableau6.A4" office:value-type="string">
            <text:p text:style-name="P82">Skarogne</text:p>
          </table:table-cell>
          <table:table-cell table:style-name="Tableau6.B3" office:value-type="string">
            <text:p text:style-name="P82">0,1</text:p>
          </table:table-cell>
          <table:table-cell table:style-name="Tableau6.C3" office:value-type="string">
            <text:p text:style-name="P82"><text:a xlink:type="simple" xlink:href="http://bibliotheque-imperiale.com/index.php/Skarogne" text:style-name="Internet_20_link" text:visited-style-name="Visited_20_Internet_20_Link">http://bibliotheque-imperiale.com/index.php/Skarogne</text:a></text:p>
          </table:table-cell>
        </table:table-row>
        <table:table-row>
          <table:table-cell table:style-name="Tableau6.A4" office:value-type="string">
            <text:p text:style-name="P90">Malefosse</text:p>
          </table:table-cell>
          <table:table-cell table:style-name="Tableau6.B3" office:value-type="string">
            <text:p text:style-name="P90">0,05</text:p>
          </table:table-cell>
          <table:table-cell table:style-name="Tableau6.C3" office:value-type="string">
            <text:p text:style-name="P90">Proba +0,4 si Clan Moulder</text:p>
            <text:p text:style-name="P94"><text:a xlink:type="simple" xlink:href="http://bibliotheque-imperiale.com/index.php/Malefosse" text:style-name="Internet_20_link" text:visited-style-name="Visited_20_Internet_20_Link">http://bibliotheque-imperiale.com/index.php/Malefosse</text:a></text:p>
          </table:table-cell>
        </table:table-row>
        <table:table-row>
          <table:table-cell table:style-name="Tableau6.A4" office:value-type="string">
            <text:p text:style-name="P82">Sous la Lustrie</text:p>
          </table:table-cell>
          <table:table-cell table:style-name="Tableau6.B4" office:value-type="string">
            <text:p text:style-name="P82">0,3</text:p>
          </table:table-cell>
          <table:table-cell table:style-name="Tableau6.C4" office:value-type="string">
            <text:p text:style-name="P49"/>
          </table:table-cell>
        </table:table-row>
        <table:table-row>
          <table:table-cell table:style-name="Tableau6.A5" office:value-type="string">
            <text:p text:style-name="P82">Sous l'empire</text:p>
          </table:table-cell>
          <table:table-cell table:style-name="Tableau6.B5" office:value-type="string">
            <text:p text:style-name="P82">0,6</text:p>
          </table:table-cell>
          <table:table-cell table:style-name="Tableau6.C5" office:value-type="string">
            <text:p text:style-name="P49"/>
          </table:table-cell>
        </table:table-row>
      </table:table>
      <text:p text:style-name="P33"/>
      <text:h text:style-name="Heading_20_3" text:outline-level="3"><text:soft-page-break/>Armes lourdes skavens</text:h>
      <text:p text:style-name="P44">Un skaven peut être affecté à la manipulation d'une arme lourde (ou à sa fabrication)</text:p>
      <text:p text:style-name="P44">Il a alors la caractéristique ServantArmeLourde/[NomArme]</text:p>
      <text:p text:style-name="P45"><text:a xlink:type="simple" xlink:href="http://bibliotheque-imperiale.com/index.php/Armes_Régimentaires_Skavens" text:style-name="Internet_20_link" text:visited-style-name="Visited_20_Internet_20_Link">http://bibliotheque-imperiale.com/index.php/Armes_R%C3%A9gimentaires_Skavens</text:a></text:p>
      <table:table table:name="Tableau7" table:style-name="Tableau7">
        <table:table-column table:style-name="Tableau7.A"/>
        <table:table-column table:style-name="Tableau7.B"/>
        <table:table-row>
          <table:table-cell table:style-name="Tableau7.A1" office:value-type="string">
            <text:p text:style-name="P96">Nom</text:p>
          </table:table-cell>
          <table:table-cell table:style-name="Tableau7.B1" office:value-type="string">
            <text:p text:style-name="P96">Effet</text:p>
          </table:table-cell>
        </table:table-row>
        <table:table-row>
          <table:table-cell table:style-name="Tableau7.A10" office:value-type="string">
            <text:p text:style-name="P97">Jezzail</text:p>
          </table:table-cell>
          <table:table-cell table:style-name="Tableau7.B10" office:value-type="string">
            <text:p text:style-name="P100">Sniper</text:p>
          </table:table-cell>
        </table:table-row>
        <table:table-row>
          <table:table-cell table:style-name="Tableau7.A10" office:value-type="string">
            <text:p text:style-name="P97">MitrailleuseRatling</text:p>
          </table:table-cell>
          <table:table-cell table:style-name="Tableau7.B10" office:value-type="string">
            <text:p text:style-name="P49"/>
          </table:table-cell>
        </table:table-row>
        <table:table-row>
          <table:table-cell table:style-name="Tableau7.A10" office:value-type="string">
            <text:p text:style-name="P97">CanonMalefoudre</text:p>
          </table:table-cell>
          <table:table-cell table:style-name="Tableau7.B10" office:value-type="string">
            <text:p text:style-name="P99">Réduit l'espérance de vie d'entre 30 et 95% au hasard à cause de l'exposition à la malepierre à chaque bataille.</text:p>
            <text:p text:style-name="P99">Proba +0,5 à la contamination à la malepierre</text:p>
          </table:table-cell>
        </table:table-row>
        <table:table-row>
          <table:table-cell table:style-name="Tableau7.A10" office:value-type="string">
            <text:p text:style-name="P97">Globadier</text:p>
          </table:table-cell>
          <table:table-cell table:style-name="Tableau7.B10" office:value-type="string">
            <text:p text:style-name="P49"/>
          </table:table-cell>
        </table:table-row>
        <table:table-row>
          <table:table-cell table:style-name="Tableau7.A10" office:value-type="string">
            <text:p text:style-name="P97">RoueInfernale</text:p>
          </table:table-cell>
          <table:table-cell table:style-name="Tableau7.B10" office:value-type="string">
            <text:p text:style-name="P101"><text:a xlink:type="simple" xlink:href="http://bibliotheque-imperiale.com/index.php/Roue_Infernale" text:style-name="Internet_20_link" text:visited-style-name="Visited_20_Internet_20_Link">http://bibliotheque-imperiale.com/index.php/Roue_Infernale</text:a></text:p>
            <text:p text:style-name="P101"/>
          </table:table-cell>
        </table:table-row>
        <table:table-row>
          <table:table-cell table:style-name="Tableau7.A10" office:value-type="string">
            <text:p text:style-name="P101">Cloche hurlante</text:p>
          </table:table-cell>
          <table:table-cell table:style-name="Tableau7.B10" office:value-type="string">
            <text:p text:style-name="P49"/>
          </table:table-cell>
        </table:table-row>
        <table:table-row>
          <table:table-cell table:style-name="Tableau7.A10" office:value-type="string">
            <text:p text:style-name="P102">Lance-feu</text:p>
          </table:table-cell>
          <table:table-cell table:style-name="Tableau7.B10" office:value-type="string">
            <text:p text:style-name="P49"/>
          </table:table-cell>
        </table:table-row>
        <table:table-row>
          <table:table-cell table:style-name="Tableau7.A10" office:value-type="string">
            <text:p text:style-name="P49"/>
          </table:table-cell>
          <table:table-cell table:style-name="Tableau7.B10" office:value-type="string">
            <text:p text:style-name="P49"/>
          </table:table-cell>
        </table:table-row>
        <table:table-row>
          <table:table-cell table:style-name="Tableau7.A10" office:value-type="string">
            <text:p text:style-name="P49"/>
          </table:table-cell>
          <table:table-cell table:style-name="Tableau7.B10" office:value-type="string">
            <text:p text:style-name="P49"/>
          </table:table-cell>
        </table:table-row>
      </table:table>
      <text:p text:style-name="P44"/>
      <text:p text:style-name="P33"/>
      <text:h text:style-name="Heading_20_2" text:outline-level="2"><text:bookmark-start text:name="__RefHeading___Toc2200_2107091675"/>Caractérisation des autres personnages<text:bookmark-end text:name="__RefHeading___Toc2200_2107091675"/></text:h>
      <text:p text:style-name="P26"/>
      <text:h text:style-name="Heading_20_3" text:outline-level="3"><text:bookmark-start text:name="__RefHeading___Toc1025_1408489772"/>Skaven au hasard<text:bookmark-end text:name="__RefHeading___Toc1025_1408489772"/></text:h>
      <text:p text:style-name="P27">Quand il y a besoin de tirer un skaven au hasard pour un événement (ou un clan, un métier etc..) se référeraux proba des caracs de perso ci dessus (et peut-être à l'événement Naissance de l'aventure Vie d'un skaven).</text:p>
      <text:h text:style-name="P136" text:outline-level="3"><text:bookmark-start text:name="__RefHeading___Toc376_394519835"/>Rivaux<text:bookmark-end text:name="__RefHeading___Toc376_394519835"/></text:h>
      <text:p text:style-name="P19">Le skaven n'a pas d'amis mais il a des ennemis. Les rivaux sont des ennemis et la valeur qui leur est associée est leur dangerosité. Exemple : </text:p>
      <text:p text:style-name="P19"><text:span text:style-name="Strong_20_Emphasis"><text:span text:style-name="T2">RivalSkavenSkirit / 0,1 représente un skaven appelé Skirit qui est peu dangereux (sans doute un simple guerrier des clans. Cela dit pour un sclave avoir un guerrier des clans rival est très dangereux, tout est relatif au statut.</text:span></text:span></text:p>
      <text:h text:style-name="P137" text:outline-level="3"><text:bookmark-start text:name="__RefHeading___Toc878_971483666"/>Race ennemie<text:bookmark-end text:name="__RefHeading___Toc878_971483666"/></text:h>
      <text:p text:style-name="P20"><text:span text:style-name="Strong_20_Emphasis"><text:span text:style-name="T4">Quand on doit tirer un</text:span></text:span><text:span text:style-name="Strong_20_Emphasis"><text:span text:style-name="T5">e race ennemie pour déterminer contre qui on entre en guerre ou de quelle race est un</text:span></text:span><text:span text:style-name="Strong_20_Emphasis"><text:span text:style-name="T4"> esclave sa race est déterminée selon les proba suivantes :</text:span></text:span></text:p>
      <table:table table:name="Tableau3" table:style-name="Tableau3">
        <table:table-column table:style-name="Tableau3.A"/>
        <table:table-column table:style-name="Tableau3.B"/>
        <table:table-row>
          <table:table-cell table:style-name="Tableau3.A1" office:value-type="string">
            <text:p text:style-name="P59">Race</text:p>
          </table:table-cell>
          <table:table-cell table:style-name="Tableau3.B1" office:value-type="string">
            <text:p text:style-name="P59">Proba</text:p>
          </table:table-cell>
        </table:table-row>
        <text:soft-page-break/>
        <table:table-row>
          <table:table-cell table:style-name="Tableau3.A6" office:value-type="string">
            <text:p text:style-name="P59">Skaven</text:p>
          </table:table-cell>
          <table:table-cell table:style-name="Tableau3.B2" office:value-type="string">
            <text:p text:style-name="P59">0,6</text:p>
          </table:table-cell>
        </table:table-row>
        <table:table-row>
          <table:table-cell table:style-name="Tableau3.A6" office:value-type="string">
            <text:p text:style-name="P59">Gobelin</text:p>
          </table:table-cell>
          <table:table-cell table:style-name="Tableau3.B3" office:value-type="string">
            <text:p text:style-name="P59">0,1</text:p>
          </table:table-cell>
        </table:table-row>
        <table:table-row>
          <table:table-cell table:style-name="Tableau3.A6" office:value-type="string">
            <text:p text:style-name="P59">Nain</text:p>
          </table:table-cell>
          <table:table-cell table:style-name="Tableau3.B4" office:value-type="string">
            <text:p text:style-name="P59">0,2</text:p>
          </table:table-cell>
        </table:table-row>
        <table:table-row>
          <table:table-cell table:style-name="Tableau3.A6" office:value-type="string">
            <text:p text:style-name="P59">Humain</text:p>
          </table:table-cell>
          <table:table-cell table:style-name="Tableau3.B5" office:value-type="string">
            <text:p text:style-name="P59">0,2</text:p>
          </table:table-cell>
        </table:table-row>
        <table:table-row>
          <table:table-cell table:style-name="Tableau3.A6" office:value-type="string">
            <text:p text:style-name="P59">Elfe</text:p>
          </table:table-cell>
          <table:table-cell table:style-name="Tableau3.B6" office:value-type="string">
            <text:p text:style-name="P59">0,05</text:p>
          </table:table-cell>
        </table:table-row>
        <table:table-row>
          <table:table-cell table:style-name="Tableau3.A7" office:value-type="string">
            <text:p text:style-name="P60">Orque</text:p>
          </table:table-cell>
          <table:table-cell table:style-name="Tableau3.B7" office:value-type="string">
            <text:p text:style-name="P60">0,1</text:p>
          </table:table-cell>
        </table:table-row>
      </table:table>
      <text:p text:style-name="P20"><text:span text:style-name="Strong_20_Emphasis"><text:span text:style-name="T4"/></text:span></text:p>
      <text:h text:style-name="Heading_20_2" text:outline-level="2"><text:bookmark-start text:name="__RefHeading___Toc1211_971483666"/>Autres éléments<text:bookmark-end text:name="__RefHeading___Toc1211_971483666"/></text:h>
      <text:h text:style-name="Heading_20_3" text:outline-level="3"><text:bookmark-start text:name="__RefHeading___Toc1213_971483666"/>Maladies skavens<text:bookmark-end text:name="__RefHeading___Toc1213_971483666"/></text:h>
      <text:p text:style-name="P21"><text:span text:style-name="Strong_20_Emphasis"><text:span text:style-name="T25">Peste Noire</text:span></text:span><text:span text:style-name="Strong_20_Emphasis"><text:span text:style-name="T6">, la </text:span></text:span><text:span text:style-name="Strong_20_Emphasis"><text:span text:style-name="T25">Variole Rouge</text:span></text:span><text:span text:style-name="Strong_20_Emphasis"><text:span text:style-name="T6"> et les </text:span></text:span><text:span text:style-name="Strong_20_Emphasis"><text:span text:style-name="T25">Yeux Purulents</text:span></text:span><text:span text:style-name="Strong_20_Emphasis"><text:span text:style-name="T6"> </text:span></text:span></text:p>
      <text:h text:style-name="Heading_20_2" text:outline-level="2"><text:bookmark-start text:name="__RefHeading___Toc717_971483666"/>Minijeux associés<text:bookmark-end text:name="__RefHeading___Toc717_971483666"/></text:h>
      <text:h text:style-name="Heading_20_3" text:outline-level="3"><text:bookmark-start text:name="__RefHeading___Toc719_971483666"/>Minijeu d'intrigue<text:bookmark-end text:name="__RefHeading___Toc719_971483666"/></text:h>
      <text:p text:style-name="P19"><text:span text:style-name="Strong_20_Emphasis"><text:span text:style-name="T3">Minijeu amusant où on tente de refiler l'accusation d'un échec à un rival (comme les jeux où se lance une balle qui est une bombe à temps limité) et où on peut faire des coups bas consommables type assassinat etc...</text:span></text:span></text:p>
      <text:h text:style-name="Heading_20_2" text:outline-level="2"><text:bookmark-start text:name="__RefHeading___Toc2208_2107091675"/>Événements <text:span text:style-name="T29">conditionnels</text:span><text:bookmark-end text:name="__RefHeading___Toc2208_2107091675"/></text:h>
      <text:p text:style-name="P9">Déclenchés automatiquement quand on est à la fin d'un événement et que la condition est remplie.</text:p>
      <text:p text:style-name="Text_20_body"><text:bookmark-start text:name="__RefHeading___Toc378_394519835"/><text:span text:style-name="Titre_20_d_27_un_20_événement">Faim noire</text:span><text:bookmark-end text:name="__RefHeading___Toc378_394519835"/></text:p>
      <text:p text:style-name="P9">Ce qui arrive quand un skaven atteint une grande faim : il tente de dévorer tout ce qui passe à sa portée.</text:p>
      <text:p text:style-name="P6">Condition : <text:span text:style-name="T29">Faim &gt;= 0,8 &amp;&amp; Pas en combat</text:span></text:p>
      <text:p text:style-name="P16">Proba : <text:span text:style-name="T29">1</text:span></text:p>
      <text:p text:style-name="P10"><text:span text:style-name="T30">Effets</text:span> : </text:p>
      <text:list xml:id="list8798339827550409870" text:style-name="L4">
        <text:list-item>
          <text:p text:style-name="P119">Si ennemi mort à proximité : le dévore immédiatement. La faim baisse de 0,5. </text:p>
        </text:list-item>
      </text:list>
      <text:p text:style-name="P11">Effet durable : aucun</text:p>
      <text:p text:style-name="P12">Fin : <text:span text:style-name="T29">Faim &lt; 0,8 ou Mort</text:span></text:p>
      <text:p text:style-name="P13">Image : </text:p>
      <text:p text:style-name="P14">Texte : </text:p>
      <text:list xml:id="list1974337905719169550" text:style-name="L5">
        <text:list-item>
          <text:p text:style-name="P131">début : </text:p>
        </text:list-item>
        <text:list-item>
          <text:p text:style-name="P131"><text:span text:style-name="Strong_20_Emphasis"><text:span text:style-name="T2">Fin : </text:span></text:span></text:p>
        </text:list-item>
      </text:list>
      <text:p text:style-name="P15"><text:span text:style-name="Strong_20_Emphasis"><text:span text:style-name="T14">Caractéristiques événementielles liées : </text:span></text:span></text:p>
      <text:p text:style-name="P43"><text:span text:style-name="Titre_20_d_27_un_20_événement"/></text:p>
      <text:p text:style-name="P43"><text:bookmark-start text:name="__RefHeading___Toc727_971483666"/><text:span text:style-name="Titre_20_d_27_un_20_événement">Mutations</text:span><text:bookmark-end text:name="__RefHeading___Toc727_971483666"/></text:p>
      <text:p text:style-name="P35"><text:soft-page-break/><text:span text:style-name="T52">1ère fois : </text:span>Si contaminé à la malepierre <text:span text:style-name="T51">&gt;=0,8</text:span></text:p>
      <text:p text:style-name="P35"><text:span text:style-name="T52">2ème fois : </text:span>Si contaminé à la malepierre <text:span text:style-name="T51">&gt;=0,9</text:span></text:p>
      <text:p text:style-name="P35"><text:span text:style-name="T52">3ème fois : </text:span>Si contaminé à la malepierre <text:span text:style-name="T51">&gt;=1,0</text:span></text:p>
      <text:p text:style-name="P35"/>
      <text:p text:style-name="P39"><text:span text:style-name="Titre_20_d_27_un_20_événement">Drogué à la malepierre</text:span></text:p>
      <text:p text:style-name="P35">Si contaminé à la malepierre <text:span text:style-name="T51">&gt;=0,4</text:span></text:p>
      <text:p text:style-name="P39">Proba 0,05</text:p>
      <text:p text:style-name="P41">Besoin d'en consommer sous peine de mort</text:p>
      <text:p text:style-name="P15"><text:span text:style-name="Strong_20_Emphasis"><text:span text:style-name="T16">Rend toxicomane</text:span></text:span></text:p>
      <text:p text:style-name="P15"><text:span text:style-name="Strong_20_Emphasis"><text:span text:style-name="T16"/></text:span></text:p>
      <text:p text:style-name="P40"><text:span text:style-name="Titre_20_d_27_un_20_événement"><text:span text:style-name="T60">Tué par</text:span></text:span><text:span text:style-name="Titre_20_d_27_un_20_événement"> la malepierre</text:span></text:p>
      <text:p text:style-name="P46">Si Non magicien</text:p>
      <text:p text:style-name="P36"><text:span text:style-name="Strong_20_Emphasis"><text:span text:style-name="T2">Si contaminé à la malepierre </text:span></text:span><text:span text:style-name="Strong_20_Emphasis"><text:span text:style-name="T8">&gt;=1,1</text:span></text:span></text:p>
      <text:p text:style-name="P36"><text:span text:style-name="Strong_20_Emphasis"><text:span text:style-name="T9">Mort dans d'attroces souffrances</text:span></text:span></text:p>
      <text:p text:style-name="P14"><text:span text:style-name="Strong_20_Emphasis"><text:span text:style-name="T14"/></text:span></text:p>
      <text:h text:style-name="Heading_20_2" text:outline-level="2"><text:bookmark-start text:name="__RefHeading___Toc380_394519835"/>Événements <text:span text:style-name="T35">courants</text:span><text:bookmark-end text:name="__RefHeading___Toc380_394519835"/></text:h>
      <text:p text:style-name="P30">Des événements qui arrivent souvent aux skavens en général où et quand qu'ils soient.</text:p>
      <text:p text:style-name="Text_20_body"><text:bookmark-start text:name="__RefHeading___Toc721_971483666"/><text:span text:style-name="Titre_20_d_27_un_20_événement">Prise de drogue euphorique</text:span><text:bookmark-end text:name="__RefHeading___Toc721_971483666"/></text:p>
      <text:p text:style-name="Text_20_body"/>
      <text:p text:style-name="Text_20_body"><text:bookmark-start text:name="__RefHeading___Toc723_971483666"/><text:span text:style-name="Titre_20_d_27_un_20_événement"><text:span text:style-name="T51">Contaminé</text:span></text:span><text:span text:style-name="Titre_20_d_27_un_20_événement"> à la malepierre</text:span><text:bookmark-end text:name="__RefHeading___Toc723_971483666"/></text:p>
      <text:p text:style-name="P25">Si statut &gt;=0,4 <text:span text:style-name="T36">|| FragmentMalepierre</text:span></text:p>
      <text:p text:style-name="P34">Proba 0,<text:span text:style-name="T37">05</text:span></text:p>
      <text:p text:style-name="P38">Magicien Proba +0,1, <text:span text:style-name="T51">Clan/Moulder Proba +0,1</text:span></text:p>
      <text:p text:style-name="P42">ContaminationMalepierre +0,05</text:p>
      <text:p text:style-name="P25">Améliore les capacité magiques</text:p>
      <text:p text:style-name="P25"/>
      <text:p text:style-name="Text_20_body"><text:bookmark-start text:name="__RefHeading___Toc725_971483666"/><text:span text:style-name="Titre_20_d_27_un_20_événement">Soigné au Skalm</text:span><text:bookmark-end text:name="__RefHeading___Toc725_971483666"/></text:p>
      <text:p text:style-name="P25">Si blessé</text:p>
      <text:p text:style-name="P25">Proba 0,2 + 0,5 si statut &gt;= 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Batang" svg:font-family="Batang" style:font-adornments="Italique" style:font-family-generic="roman" style:font-pitch="variable"/>
    <style:font-face style:name="Times New Roman" svg:font-family="'Times New Roman'" style:font-family-generic="roman" style:font-pitch="variable"/>
    <style:font-face style:name="Trajan Pro1" svg:font-family="'Trajan Pro'" style:font-adornments="Gras" style:font-family-generic="roman" style:font-pitch="variable"/>
    <style:font-face style:name="Trajan Pro" svg:font-family="'Trajan Pro'" style:font-adornments="Normal" style:font-family-generic="roman" style:font-pitch="variable"/>
    <style:font-face style:name="Arial" svg:font-family="Arial" style:font-family-generic="swiss" style:font-pitch="variable"/>
    <style:font-face style:name="Eras Medium ITC" svg:font-family="'Eras Medium ITC'" style:font-adornments="Gras" style:font-family-generic="swiss" style:font-pitch="variable"/>
    <style:font-face style:name="Gill Sans MT" svg:font-family="'Gill Sans MT'" style:font-adornments="Italique" style:font-family-generic="swiss" style:font-pitch="variable"/>
    <style:font-face style:name="Trebuchet MS" svg:font-family="'Trebuchet MS'" style:font-adornments="Gra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shadow="non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master-page-name="">
      <loext:graphic-properties draw:fill="solid" draw:fill-color="#4e1e01" draw:opacity="100%"/>
      <style:paragraph-properties style:page-number="auto" fo:background-color="#4e1e01" style:shadow="none">
        <style:tab-stops/>
      </style:paragraph-properties>
      <style:text-properties fo:font-variant="small-caps" fo:color="#e3c91c" style:font-name="Trajan Pro" fo:font-family="'Trajan Pro'" style:font-style-name="Normal" style:font-family-generic="roman" style:font-pitch="variable" fo:font-size="16pt" fo:font-style="normal" style:text-underline-style="none" fo:font-weight="normal" style:font-size-asian="14pt" style:font-style-asian="italic" style:font-weight-asian="bold" style:font-size-complex="14pt" style:font-style-complex="italic" style:font-weight-complex="bold" style:font-relief="none"/>
    </style:style>
    <style:style style:name="Heading_20_1" style:display-name="Heading 1" style:family="paragraph" style:parent-style-name="Heading" style:next-style-name="Text_20_body" style:default-outline-level="1" style:class="text">
      <loext:graphic-properties draw:fill="none" draw:fill-color="#99ccff"/>
      <style:paragraph-properties fo:text-align="center" style:justify-single-word="false" fo:background-color="transparent"/>
      <style:text-properties style:font-name="Trajan Pro1" fo:font-family="'Trajan Pro'" style:font-style-name="Gras"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loext:graphic-properties draw:fill="solid" draw:fill-color="#964506" draw:opacity="100%"/>
      <style:paragraph-properties fo:margin-left="0.76cm" fo:margin-right="0cm" fo:text-indent="-0.161cm" style:auto-text-indent="false" fo:background-color="#964506" style:shadow="none">
        <style:tab-stops/>
        <style:drop-cap/>
      </style:paragraph-properties>
      <style:text-properties fo:color="#e3a12e" style:font-name="Trajan Pro1" fo:font-family="'Trajan Pro'" style:font-style-name="Gras" style:font-family-generic="roman" style:font-pitch="variable" fo:font-size="13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54cm" style:auto-text-indent="false">
        <style:tab-stops/>
      </style:paragraph-properties>
      <style:text-properties fo:color="#280099" fo:font-size="85%" fo:font-style="italic" fo:font-weight="normal"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ajan Pro1" fo:font-family="'Trajan Pro'" style:font-style-name="Gras" style:font-family-generic="roman"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rait" style:family="paragraph" style:parent-style-name="Text_20_body">
      <style:text-properties fo:color="#6b0094" style:font-name="Eras Medium ITC" fo:font-family="'Eras Medium ITC'" style:font-style-name="Gras" style:font-family-generic="swiss" style:font-pitch="variable" fo:font-weight="bold"/>
    </style:style>
    <style:style style:name="Heading_20_5" style:display-name="Heading 5" style:family="paragraph" style:parent-style-name="Heading" style:next-style-name="Text_20_body" style:default-outline-level="5" style:class="text">
      <style:paragraph-properties fo:margin-left="1.161cm" fo:margin-right="0cm" fo:text-indent="0.3cm" style:auto-text-indent="false">
        <style:tab-stops/>
      </style:paragraph-properties>
      <style:text-properties fo:color="#004a4a" style:font-name="Batang" fo:font-family="Batang" style:font-style-name="Italique" style:font-family-generic="roman" style:font-pitch="variable" fo:font-size="80%" fo:font-style="italic" fo:font-weight="normal"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À_20_faire" style:display-name="À faire" style:family="text">
      <style:text-properties fo:color="#800000" style:font-name="Gill Sans MT" fo:font-family="'Gill Sans MT'" style:font-style-name="Italique" style:font-family-generic="swiss" style:font-pitch="variable" fo:font-size="13pt" fo:language="fr" fo:country="FR" fo:font-style="italic" fo:background-color="#ff9966"/>
    </style:style>
    <style:style style:name="Example"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En_20_cours" style:display-name="En cours" style:family="text" style:parent-style-name="À_20_faire">
      <style:text-properties fo:color="#ffff00" style:font-name="Gill Sans MT" fo:font-family="'Gill Sans MT'" style:font-style-name="Italique" style:font-family-generic="swiss" style:font-pitch="variable" fo:font-size="13pt" fo:language="fr" fo:country="FR" fo:font-style="italic" fo:background-color="#000080" style:language-asian="zxx" style:country-asian="none" style:language-complex="zxx" style:country-complex="none"/>
    </style:style>
    <style:style style:name="Fini" style:family="text" style:parent-style-name="En_20_cours">
      <style:text-properties fo:color="#000080" style:font-name="Gill Sans MT" fo:font-family="'Gill Sans MT'" style:font-style-name="Italique" style:font-family-generic="swiss" style:font-pitch="variable" fo:font-size="13pt" fo:language="fr" fo:country="FR" fo:font-style="italic" fo:background-color="transparent" style:language-asian="zxx" style:country-asian="none" style:language-complex="zxx" style:country-complex="none"/>
    </style:style>
    <style:style style:name="Numbering_20_Symbols" style:display-name="Numbering Symbols" style:family="text"/>
    <style:style style:name="Standard_20_renaissance" style:display-name="Standard renaissance" style:family="text"/>
    <style:style style:name="Titre_20_d_27_un_20_événement" style:display-name="Titre d'un événement" style:family="text">
      <style:text-properties style:font-name="Trebuchet MS" fo:font-family="'Trebuchet MS'" style:font-style-name="Gras" style:font-family-generic="swiss" style:font-pitch="variable" fo:language="fr" fo:country="FR" fo:font-weight="bold" fo:background-color="#e6e6f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4H38M34S</meta:editing-duration>
    <meta:editing-cycles>538</meta:editing-cycles>
    <meta:generator>LibreOffice/5.0.4.2$Windows_x86 LibreOffice_project/2b9802c1994aa0b7dc6079e128979269cf95bc78</meta:generator>
    <dc:date>2018-02-02T23:09:25.304000000</dc:date>
    <meta:document-statistic meta:table-count="7" meta:image-count="0" meta:object-count="0" meta:page-count="10" meta:paragraph-count="351" meta:word-count="2838" meta:character-count="17303" meta:non-whitespace-character-count="14836"/>
    <meta:user-defined meta:name="Info 1"/>
    <meta:user-defined meta:name="Info 2"/>
    <meta:user-defined meta:name="Info 3"/>
    <meta:user-defined meta:name="Info 4"/>
  </office:meta>
</office:document-meta>
</file>